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51cm" fo:break-before="page" table:align="margins"/>
    </style:style>
    <style:style style:name="Table1.A" style:family="table-column">
      <style:table-column-properties style:column-width="1.598cm" style:rel-column-width="6343*"/>
    </style:style>
    <style:style style:name="Table1.B" style:family="table-column">
      <style:table-column-properties style:column-width="2.75cm" style:rel-column-width="10915*"/>
    </style:style>
    <style:style style:name="Table1.D" style:family="table-column">
      <style:table-column-properties style:column-width="4.75cm" style:rel-column-width="18855*"/>
    </style:style>
    <style:style style:name="Table1.E" style:family="table-column">
      <style:table-column-properties style:column-width="4.662cm" style:rel-column-width="18507*"/>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margin-top="0cm" fo:margin-bottom="0.25cm" loext:contextual-spacing="false" fo:line-height="200%"/>
      <style:text-properties officeooo:paragraph-rsid="00316617"/>
    </style:style>
    <style:style style:name="P2" style:family="paragraph" style:parent-style-name="Text_20_body">
      <style:paragraph-properties fo:margin-top="0cm" fo:margin-bottom="0.25cm" loext:contextual-spacing="false" fo:line-height="200%"/>
      <style:text-properties officeooo:paragraph-rsid="00513465"/>
    </style:style>
    <style:style style:name="P3" style:family="paragraph" style:parent-style-name="Text_20_body">
      <style:paragraph-properties fo:margin-top="0cm" fo:margin-bottom="0.25cm" loext:contextual-spacing="false" fo:line-height="200%"/>
      <style:text-properties officeooo:rsid="001ae85f" officeooo:paragraph-rsid="001ae85f"/>
    </style:style>
    <style:style style:name="P4" style:family="paragraph" style:parent-style-name="Text_20_body">
      <style:paragraph-properties fo:margin-top="0cm" fo:margin-bottom="0.25cm" loext:contextual-spacing="false" fo:line-height="200%"/>
      <style:text-properties officeooo:rsid="001ae85f" officeooo:paragraph-rsid="00513465"/>
    </style:style>
    <style:style style:name="P5" style:family="paragraph" style:parent-style-name="Text_20_body">
      <style:paragraph-properties fo:margin-top="0cm" fo:margin-bottom="0.25cm" loext:contextual-spacing="false" fo:line-height="200%"/>
      <style:text-properties fo:font-style="normal" officeooo:rsid="002c9316" officeooo:paragraph-rsid="00513465" style:font-style-asian="normal" style:font-style-complex="normal"/>
    </style:style>
    <style:style style:name="P6" style:family="paragraph" style:parent-style-name="Text_20_body">
      <style:paragraph-properties fo:margin-top="0cm" fo:margin-bottom="0.25cm" loext:contextual-spacing="false" fo:line-height="200%"/>
      <style:text-properties fo:font-style="normal" officeooo:rsid="002a63f9" officeooo:paragraph-rsid="002a63f9" style:font-style-asian="normal" style:font-style-complex="normal"/>
    </style:style>
    <style:style style:name="P7" style:family="paragraph" style:parent-style-name="Text_20_body">
      <style:paragraph-properties fo:margin-top="0cm" fo:margin-bottom="0.25cm" loext:contextual-spacing="false" fo:line-height="200%"/>
      <style:text-properties fo:font-style="normal" officeooo:rsid="002aaa41" officeooo:paragraph-rsid="002a63f9" style:font-style-asian="normal" style:font-style-complex="normal"/>
    </style:style>
    <style:style style:name="P8" style:family="paragraph" style:parent-style-name="Text_20_body">
      <style:paragraph-properties fo:margin-top="0cm" fo:margin-bottom="0.25cm" loext:contextual-spacing="false" fo:line-height="200%"/>
      <style:text-properties fo:font-style="normal" officeooo:rsid="003460cd" officeooo:paragraph-rsid="003460cd" style:font-style-asian="normal" style:font-style-complex="normal"/>
    </style:style>
    <style:style style:name="P9" style:family="paragraph" style:parent-style-name="Text_20_body">
      <style:paragraph-properties fo:margin-top="0cm" fo:margin-bottom="0.25cm" loext:contextual-spacing="false" fo:line-height="200%"/>
      <style:text-properties fo:font-style="normal" officeooo:rsid="002e9057" officeooo:paragraph-rsid="002e9057" style:font-style-asian="normal" style:font-style-complex="normal"/>
    </style:style>
    <style:style style:name="P10" style:family="paragraph" style:parent-style-name="Text_20_body">
      <style:paragraph-properties fo:margin-top="0cm" fo:margin-bottom="0.25cm" loext:contextual-spacing="false" fo:line-height="200%"/>
      <style:text-properties fo:font-style="normal" officeooo:rsid="00302882" officeooo:paragraph-rsid="00302882" style:font-style-asian="normal" style:font-style-complex="normal"/>
    </style:style>
    <style:style style:name="P11" style:family="paragraph" style:parent-style-name="Text_20_body">
      <style:paragraph-properties fo:margin-top="0cm" fo:margin-bottom="0.25cm" loext:contextual-spacing="false" fo:line-height="200%"/>
      <style:text-properties officeooo:rsid="001b763d" officeooo:paragraph-rsid="00513465"/>
    </style:style>
    <style:style style:name="P12" style:family="paragraph" style:parent-style-name="Text_20_body">
      <style:paragraph-properties fo:margin-top="0cm" fo:margin-bottom="0.25cm" loext:contextual-spacing="false" fo:line-height="200%"/>
      <style:text-properties fo:font-style="italic" officeooo:rsid="001dc8ae" officeooo:paragraph-rsid="001dc8ae" style:font-style-asian="italic" style:font-style-complex="italic"/>
    </style:style>
    <style:style style:name="P13" style:family="paragraph" style:parent-style-name="Text_20_body">
      <style:paragraph-properties fo:margin-top="0cm" fo:margin-bottom="0.25cm" loext:contextual-spacing="false" fo:line-height="200%"/>
      <style:text-properties fo:font-style="italic" officeooo:rsid="001dc8ae" officeooo:paragraph-rsid="00513465" style:font-style-asian="italic" style:font-style-complex="italic"/>
    </style:style>
    <style:style style:name="P14" style:family="paragraph" style:parent-style-name="Text_20_body">
      <style:paragraph-properties fo:margin-top="0cm" fo:margin-bottom="0.25cm" loext:contextual-spacing="false" fo:line-height="200%"/>
      <style:text-properties fo:font-style="italic" officeooo:rsid="002e9057" officeooo:paragraph-rsid="002e9057" style:font-style-asian="italic" style:font-style-complex="italic"/>
    </style:style>
    <style:style style:name="P15" style:family="paragraph" style:parent-style-name="Text_20_body">
      <style:paragraph-properties fo:margin-top="0cm" fo:margin-bottom="0.25cm" loext:contextual-spacing="false" fo:line-height="200%"/>
      <style:text-properties fo:font-style="italic" officeooo:rsid="002e9057" officeooo:paragraph-rsid="00302882" style:font-style-asian="italic" style:font-style-complex="italic"/>
    </style:style>
    <style:style style:name="P16" style:family="paragraph" style:parent-style-name="Text_20_body">
      <style:paragraph-properties fo:margin-top="0cm" fo:margin-bottom="0.25cm" loext:contextual-spacing="false" fo:line-height="200%"/>
      <style:text-properties fo:font-style="italic" officeooo:rsid="00513465" officeooo:paragraph-rsid="00513465" style:font-style-asian="italic" style:font-style-complex="italic"/>
    </style:style>
    <style:style style:name="P17" style:family="paragraph" style:parent-style-name="Text_20_body">
      <style:paragraph-properties fo:margin-top="0cm" fo:margin-bottom="0.25cm" loext:contextual-spacing="false" fo:line-height="200%"/>
      <style:text-properties officeooo:rsid="002e9057" officeooo:paragraph-rsid="002e9057"/>
    </style:style>
    <style:style style:name="P18" style:family="paragraph" style:parent-style-name="Text_20_body">
      <style:paragraph-properties fo:margin-top="0cm" fo:margin-bottom="0.25cm" loext:contextual-spacing="false" fo:line-height="200%"/>
      <style:text-properties officeooo:rsid="0036dcce" officeooo:paragraph-rsid="0036dcce"/>
    </style:style>
    <style:style style:name="P19" style:family="paragraph" style:parent-style-name="Text_20_body">
      <style:paragraph-properties fo:margin-top="0cm" fo:margin-bottom="0.25cm" loext:contextual-spacing="false" fo:line-height="200%"/>
      <style:text-properties officeooo:rsid="00398ab1" officeooo:paragraph-rsid="00513465"/>
    </style:style>
    <style:style style:name="P20" style:family="paragraph" style:parent-style-name="Text_20_body">
      <style:paragraph-properties fo:margin-top="0cm" fo:margin-bottom="0.25cm" loext:contextual-spacing="false" fo:line-height="200%"/>
      <style:text-properties officeooo:rsid="0039f23c" officeooo:paragraph-rsid="00513465"/>
    </style:style>
    <style:style style:name="P21" style:family="paragraph" style:parent-style-name="Table_20_Contents">
      <style:text-properties officeooo:rsid="0044fe20" officeooo:paragraph-rsid="00513465"/>
    </style:style>
    <style:style style:name="P22" style:family="paragraph" style:parent-style-name="Table_20_Contents">
      <style:text-properties officeooo:rsid="0045fa18" officeooo:paragraph-rsid="00513465"/>
    </style:style>
    <style:style style:name="P23" style:family="paragraph" style:parent-style-name="Table_20_Contents">
      <style:text-properties officeooo:rsid="0047852e" officeooo:paragraph-rsid="00513465"/>
    </style:style>
    <style:style style:name="P24" style:family="paragraph" style:parent-style-name="Table_20_Contents">
      <style:text-properties officeooo:rsid="004befe3" officeooo:paragraph-rsid="00513465"/>
    </style:style>
    <style:style style:name="P25" style:family="paragraph" style:parent-style-name="Table_20_Contents">
      <style:text-properties officeooo:paragraph-rsid="00513465"/>
    </style:style>
    <style:style style:name="P26" style:family="paragraph" style:parent-style-name="Heading_20_1">
      <style:paragraph-properties fo:margin-top="0cm" fo:margin-bottom="0.25cm" loext:contextual-spacing="false" fo:line-height="200%"/>
    </style:style>
    <style:style style:name="P27" style:family="paragraph" style:parent-style-name="Heading_20_2">
      <style:paragraph-properties fo:margin-top="0cm" fo:margin-bottom="0.25cm" loext:contextual-spacing="false" fo:line-height="200%" fo:break-before="page"/>
      <style:text-properties officeooo:rsid="001ae85f" officeooo:paragraph-rsid="00513465"/>
    </style:style>
    <style:style style:name="P28" style:family="paragraph" style:parent-style-name="Heading_20_2">
      <style:paragraph-properties fo:margin-top="0cm" fo:margin-bottom="0.25cm" loext:contextual-spacing="false" fo:line-height="200%"/>
      <style:text-properties officeooo:rsid="001ae85f" officeooo:paragraph-rsid="001ae85f"/>
    </style:style>
    <style:style style:name="P29" style:family="paragraph" style:parent-style-name="Heading_20_2">
      <style:paragraph-properties fo:margin-top="0cm" fo:margin-bottom="0.25cm" loext:contextual-spacing="false" fo:line-height="200%"/>
    </style:style>
    <style:style style:name="P30" style:family="paragraph" style:parent-style-name="Heading_20_2">
      <style:paragraph-properties fo:margin-top="0cm" fo:margin-bottom="0.25cm" loext:contextual-spacing="false" fo:line-height="200%"/>
      <style:text-properties style:font-name="Liberation Sans" fo:font-size="12pt" fo:font-weight="bold" officeooo:rsid="005da826" officeooo:paragraph-rsid="005da826" style:font-name-asian="Noto Sans CJK SC" style:font-size-asian="16pt" style:font-weight-asian="bold" style:font-name-complex="Lohit Devanagari" style:font-size-complex="16pt" style:font-weight-complex="bold"/>
    </style:style>
    <style:style style:name="P31" style:family="paragraph" style:parent-style-name="Standard">
      <style:paragraph-properties fo:margin-top="0cm" fo:margin-bottom="0.25cm" loext:contextual-spacing="false" fo:line-height="200%"/>
      <style:text-properties officeooo:paragraph-rsid="0059c81d"/>
    </style:style>
    <style:style style:name="P32" style:family="paragraph" style:parent-style-name="Standard">
      <style:paragraph-properties fo:margin-top="0cm" fo:margin-bottom="0.25cm" loext:contextual-spacing="false" fo:line-height="200%"/>
      <style:text-properties officeooo:paragraph-rsid="00513465"/>
    </style:style>
    <style:style style:name="P33" style:family="paragraph" style:parent-style-name="Text_20_body" style:list-style-name="L1">
      <style:paragraph-properties fo:margin-top="0cm" fo:margin-bottom="0.25cm" loext:contextual-spacing="false" fo:line-height="200%"/>
      <style:text-properties officeooo:paragraph-rsid="003c5e19"/>
    </style:style>
    <style:style style:name="P34" style:family="paragraph" style:parent-style-name="Text_20_body" style:list-style-name="L1">
      <style:paragraph-properties fo:margin-top="0cm" fo:margin-bottom="0.25cm" loext:contextual-spacing="false" fo:line-height="200%"/>
      <style:text-properties officeooo:paragraph-rsid="00514bda"/>
    </style:style>
    <style:style style:name="P35" style:family="paragraph" style:parent-style-name="Text_20_body" style:list-style-name="L1">
      <style:paragraph-properties fo:margin-top="0cm" fo:margin-bottom="0.25cm" loext:contextual-spacing="false" fo:line-height="200%"/>
      <style:text-properties officeooo:paragraph-rsid="0059c81d"/>
    </style:style>
    <style:style style:name="P36" style:family="paragraph" style:parent-style-name="Text_20_body" style:list-style-name="L2">
      <style:paragraph-properties fo:margin-top="0cm" fo:margin-bottom="0.25cm" loext:contextual-spacing="false" fo:line-height="200%"/>
      <style:text-properties officeooo:paragraph-rsid="005d959c"/>
    </style:style>
    <style:style style:name="P37" style:family="paragraph" style:parent-style-name="Text_20_body" style:list-style-name="L2">
      <style:paragraph-properties fo:margin-top="0cm" fo:margin-bottom="0.25cm" loext:contextual-spacing="false" fo:line-height="200%"/>
      <style:text-properties officeooo:paragraph-rsid="005da826"/>
    </style:style>
    <style:style style:name="P38" style:family="paragraph" style:parent-style-name="Text_20_body">
      <style:paragraph-properties fo:margin-top="0cm" fo:margin-bottom="0.25cm" loext:contextual-spacing="false" fo:line-height="200%"/>
      <style:text-properties officeooo:paragraph-rsid="0058c8c6"/>
    </style:style>
    <style:style style:name="P39" style:family="paragraph" style:parent-style-name="Text_20_body">
      <style:paragraph-properties fo:margin-top="0cm" fo:margin-bottom="0.25cm" loext:contextual-spacing="false" fo:line-height="200%"/>
      <style:text-properties officeooo:rsid="00513465" officeooo:paragraph-rsid="00513465"/>
    </style:style>
    <style:style style:name="P40" style:family="paragraph" style:parent-style-name="Text_20_body" style:list-style-name="L3"/>
    <style:style style:name="P41" style:family="paragraph" style:parent-style-name="Text_20_body" style:list-style-name="L3">
      <style:text-properties officeooo:paragraph-rsid="006098d8"/>
    </style:style>
    <style:style style:name="P42" style:family="paragraph" style:list-style-name="L1"/>
    <style:style style:name="P43" style:family="paragraph" style:list-style-name="L3">
      <style:text-properties officeooo:paragraph-rsid="006098d8"/>
    </style:style>
    <style:style style:name="T1" style:family="text">
      <style:text-properties officeooo:rsid="001ae85f"/>
    </style:style>
    <style:style style:name="T2" style:family="text">
      <style:text-properties officeooo:rsid="001b763d"/>
    </style:style>
    <style:style style:name="T3" style:family="text">
      <style:text-properties officeooo:rsid="001bb9a9"/>
    </style:style>
    <style:style style:name="T4" style:family="text">
      <style:text-properties officeooo:rsid="001bc4de"/>
    </style:style>
    <style:style style:name="T5" style:family="text">
      <style:text-properties officeooo:rsid="001cfe83"/>
    </style:style>
    <style:style style:name="T6" style:family="text">
      <style:text-properties officeooo:rsid="001dc8ae"/>
    </style:style>
    <style:style style:name="T7" style:family="text">
      <style:text-properties style:use-window-font-color="true" officeooo:rsid="00044fe8"/>
    </style:style>
    <style:style style:name="T8" style:family="text">
      <style:text-properties style:use-window-font-color="true" officeooo:rsid="00230d29"/>
    </style:style>
    <style:style style:name="T9" style:family="text">
      <style:text-properties style:use-window-font-color="true" officeooo:rsid="009ded65"/>
    </style:style>
    <style:style style:name="T10" style:family="text">
      <style:text-properties style:use-window-font-color="true" officeooo:rsid="0036dcce"/>
    </style:style>
    <style:style style:name="T11" style:family="text">
      <style:text-properties style:use-window-font-color="true" fo:font-style="normal" officeooo:rsid="00500131" style:font-style-asian="normal" style:font-style-complex="normal"/>
    </style:style>
    <style:style style:name="T12" style:family="text">
      <style:text-properties style:use-window-font-color="true" fo:font-style="normal" officeooo:rsid="001dc8ae" style:font-style-asian="normal" style:font-style-complex="normal"/>
    </style:style>
    <style:style style:name="T13" style:family="text">
      <style:text-properties style:use-window-font-color="true" fo:font-style="normal" officeooo:rsid="001dee12" style:font-style-asian="normal" style:font-style-complex="normal"/>
    </style:style>
    <style:style style:name="T14" style:family="text">
      <style:text-properties style:use-window-font-color="true" fo:font-style="normal" officeooo:rsid="001f842e" style:font-style-asian="normal" style:font-style-complex="normal"/>
    </style:style>
    <style:style style:name="T15" style:family="text">
      <style:text-properties style:use-window-font-color="true" fo:font-style="normal" officeooo:rsid="00514bda" style:font-style-asian="normal" style:font-style-complex="normal"/>
    </style:style>
    <style:style style:name="T16" style:family="text">
      <style:text-properties style:use-window-font-color="true" fo:font-style="normal" officeooo:rsid="0020b110" style:font-style-asian="normal" style:font-style-complex="normal"/>
    </style:style>
    <style:style style:name="T17" style:family="text">
      <style:text-properties fo:font-style="normal" style:font-style-asian="normal" style:font-style-complex="normal"/>
    </style:style>
    <style:style style:name="T18" style:family="text">
      <style:text-properties fo:font-style="normal" officeooo:rsid="002a63f9" style:font-style-asian="normal" style:font-style-complex="normal"/>
    </style:style>
    <style:style style:name="T19" style:family="text">
      <style:text-properties fo:font-style="normal" officeooo:rsid="002aaa41" style:font-style-asian="normal" style:font-style-complex="normal"/>
    </style:style>
    <style:style style:name="T20" style:family="text">
      <style:text-properties fo:font-style="normal" officeooo:rsid="00302882" style:font-style-asian="normal" style:font-style-complex="normal"/>
    </style:style>
    <style:style style:name="T21" style:family="text">
      <style:text-properties fo:font-style="normal" officeooo:rsid="00347581" style:font-style-asian="normal" style:font-style-complex="normal"/>
    </style:style>
    <style:style style:name="T22" style:family="text">
      <style:text-properties fo:font-style="normal" officeooo:rsid="0034ac0a" style:font-style-asian="normal" style:font-style-complex="normal"/>
    </style:style>
    <style:style style:name="T23" style:family="text">
      <style:text-properties fo:font-style="normal" officeooo:rsid="00365009" style:font-style-asian="normal" style:font-style-complex="normal"/>
    </style:style>
    <style:style style:name="T24" style:family="text">
      <style:text-properties fo:font-style="normal" officeooo:rsid="003c5e19" style:font-style-asian="normal" style:font-style-complex="normal"/>
    </style:style>
    <style:style style:name="T25" style:family="text">
      <style:text-properties fo:font-style="normal" officeooo:rsid="003c8226" style:font-style-asian="normal" style:font-style-complex="normal"/>
    </style:style>
    <style:style style:name="T26" style:family="text">
      <style:text-properties fo:font-style="normal" officeooo:rsid="004e6a0e" style:font-style-asian="normal" style:font-style-complex="normal"/>
    </style:style>
    <style:style style:name="T27" style:family="text">
      <style:text-properties fo:font-style="normal" officeooo:rsid="0058c8c6" style:font-style-asian="normal" style:font-style-complex="normal"/>
    </style:style>
    <style:style style:name="T28" style:family="text">
      <style:text-properties fo:font-style="normal" officeooo:rsid="003d9e4e" style:font-style-asian="normal" style:font-style-complex="normal"/>
    </style:style>
    <style:style style:name="T29" style:family="text">
      <style:text-properties fo:font-style="normal" officeooo:rsid="004f5b12" style:font-style-asian="normal" style:font-style-complex="normal"/>
    </style:style>
    <style:style style:name="T30" style:family="text">
      <style:text-properties fo:font-style="normal" officeooo:rsid="0059c81d" style:font-style-asian="normal" style:font-style-complex="normal"/>
    </style:style>
    <style:style style:name="T31" style:family="text">
      <style:text-properties fo:font-style="normal" officeooo:rsid="001dc8ae" style:font-style-asian="normal" style:font-style-complex="normal"/>
    </style:style>
    <style:style style:name="T32" style:family="text">
      <style:text-properties fo:font-style="normal" officeooo:rsid="005c94f6" style:font-style-asian="normal" style:font-style-complex="normal"/>
    </style:style>
    <style:style style:name="T33" style:family="text">
      <style:text-properties fo:font-style="normal" officeooo:rsid="002c9316" style:font-style-asian="normal" style:font-style-complex="normal"/>
    </style:style>
    <style:style style:name="T34" style:family="text">
      <style:text-properties fo:font-style="normal" officeooo:rsid="005d959c" style:font-style-asian="normal" style:font-style-complex="normal"/>
    </style:style>
    <style:style style:name="T35" style:family="text">
      <style:text-properties fo:font-style="normal" officeooo:rsid="005da826"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730b6f" style:font-style-asian="normal" style:font-weight-asian="normal" style:font-style-complex="normal" style:font-weight-complex="normal"/>
    </style:style>
    <style:style style:name="T38" style:family="text">
      <style:text-properties fo:font-style="normal" fo:font-weight="normal" officeooo:rsid="00352849" style:font-style-asian="normal" style:font-weight-asian="normal" style:font-style-complex="normal" style:font-weight-complex="normal"/>
    </style:style>
    <style:style style:name="T39" style:family="text">
      <style:text-properties fo:font-style="normal" fo:font-weight="normal" officeooo:rsid="004befe3" style:font-style-asian="normal" style:font-weight-asian="normal" style:font-style-complex="normal" style:font-weight-complex="normal"/>
    </style:style>
    <style:style style:name="T40" style:family="text">
      <style:text-properties fo:font-style="normal" fo:font-weight="normal" officeooo:rsid="0073141f" style:font-style-asian="normal" style:font-weight-asian="normal" style:font-style-complex="normal" style:font-weight-complex="normal"/>
    </style:style>
    <style:style style:name="T41" style:family="text">
      <style:text-properties officeooo:rsid="00302882"/>
    </style:style>
    <style:style style:name="T42" style:family="text">
      <style:text-properties officeooo:rsid="00316617"/>
    </style:style>
    <style:style style:name="T43" style:family="text">
      <style:text-properties officeooo:rsid="003174e1"/>
    </style:style>
    <style:style style:name="T44" style:family="text">
      <style:text-properties officeooo:rsid="00322145"/>
    </style:style>
    <style:style style:name="T45" style:family="text">
      <style:text-properties officeooo:rsid="0038b912"/>
    </style:style>
    <style:style style:name="T46" style:family="text">
      <style:text-properties officeooo:rsid="00398ab1"/>
    </style:style>
    <style:style style:name="T47" style:family="text">
      <style:text-properties officeooo:rsid="0039f23c"/>
    </style:style>
    <style:style style:name="T48" style:family="text">
      <style:text-properties officeooo:rsid="003c8226"/>
    </style:style>
    <style:style style:name="T49" style:family="text">
      <style:text-properties style:font-name="Times New Roman" fo:font-style="normal" officeooo:rsid="002e9057" style:font-style-asian="normal" style:font-style-complex="normal"/>
    </style:style>
    <style:style style:name="T50" style:family="text">
      <style:text-properties style:font-name="Times New Roman" fo:font-style="normal" officeooo:rsid="00514bda" style:font-style-asian="normal" style:font-style-complex="normal"/>
    </style:style>
    <style:style style:name="T51" style:family="text">
      <style:text-properties style:font-name="Times New Roman" fo:font-style="normal" officeooo:rsid="0058c8c6" style:font-style-asian="normal" style:font-style-complex="normal"/>
    </style:style>
    <style:style style:name="T52" style:family="text">
      <style:text-properties style:font-name="Times New Roman" fo:font-style="normal" officeooo:rsid="001dc8ae" style:font-style-asian="normal" style:font-style-complex="normal"/>
    </style:style>
    <style:style style:name="T53" style:family="text">
      <style:text-properties style:font-name="Times New Roman" fo:font-style="normal" officeooo:rsid="005d959c" style:font-style-asian="normal" style:font-style-complex="normal"/>
    </style:style>
    <style:style style:name="T54" style:family="text">
      <style:text-properties style:font-name="Times New Roman" fo:font-style="normal" officeooo:rsid="005da826" style:font-style-asian="normal" style:font-style-complex="normal"/>
    </style:style>
    <style:style style:name="T55" style:family="text">
      <style:text-properties officeooo:rsid="0044fe20"/>
    </style:style>
    <style:style style:name="T56" style:family="text">
      <style:text-properties officeooo:rsid="0045fa18"/>
    </style:style>
    <style:style style:name="T57" style:family="text">
      <style:text-properties officeooo:rsid="0047852e"/>
    </style:style>
    <style:style style:name="T58" style:family="text">
      <style:text-properties officeooo:rsid="0047b26f"/>
    </style:style>
    <style:style style:name="T59" style:family="text">
      <style:text-properties officeooo:rsid="004a6b0c"/>
    </style:style>
    <style:style style:name="T60" style:family="text">
      <style:text-properties officeooo:rsid="004befe3"/>
    </style:style>
    <style:style style:name="T61" style:family="text">
      <style:text-properties officeooo:rsid="004e6a0e"/>
    </style:style>
    <style:style style:name="T62" style:family="text">
      <style:text-properties officeooo:rsid="004f5b12"/>
    </style:style>
    <style:style style:name="T63" style:family="text">
      <style:text-properties officeooo:rsid="00513465"/>
    </style:style>
    <style:style style:name="T64" style:family="text">
      <style:text-properties officeooo:rsid="0033bea5"/>
    </style:style>
    <style:style style:name="T65" style:family="text">
      <style:text-properties officeooo:rsid="0051aecd"/>
    </style:style>
    <style:style style:name="T66" style:family="text">
      <style:text-properties officeooo:rsid="0052424d"/>
    </style:style>
    <style:style style:name="T67" style:family="text">
      <style:text-properties officeooo:rsid="00539fb3"/>
    </style:style>
    <style:style style:name="T68" style:family="text">
      <style:text-properties officeooo:rsid="00549a54"/>
    </style:style>
    <style:style style:name="T69" style:family="text">
      <style:text-properties officeooo:rsid="00578afd"/>
    </style:style>
    <style:style style:name="T70" style:family="text">
      <style:text-properties fo:font-weight="normal" officeooo:rsid="00b050e1" style:font-weight-asian="normal" style:font-weight-complex="normal"/>
    </style:style>
    <style:style style:name="T71" style:family="text">
      <style:text-properties fo:font-weight="normal" officeooo:rsid="0058c8c6" style:font-weight-asian="normal" style:font-weight-complex="normal"/>
    </style:style>
    <style:style style:name="T72" style:family="text">
      <style:text-properties officeooo:rsid="0058c8c6"/>
    </style:style>
    <style:style style:name="T73" style:family="text">
      <style:text-properties officeooo:rsid="0059c81d"/>
    </style:style>
    <style:style style:name="T74" style:family="text">
      <style:text-properties fo:font-style="italic" style:font-style-asian="italic" style:font-style-complex="italic"/>
    </style:style>
    <style:style style:name="T75" style:family="text">
      <style:text-properties fo:font-variant="normal" fo:text-transform="none" style:use-window-font-color="true" style:text-position="0% 100%" style:text-underline-style="none" fo:font-weight="normal" officeooo:rsid="0036dcce"/>
    </style:style>
    <style:style style:name="T76" style:family="text">
      <style:text-properties fo:font-variant="normal" fo:text-transform="none" style:use-window-font-color="true" style:text-position="0% 100%" fo:font-style="normal" style:text-underline-style="none" fo:font-weight="normal" officeooo:rsid="001dc8ae" style:font-style-asian="normal" style:font-style-complex="normal"/>
    </style:style>
    <style:style style:name="T77" style:family="text">
      <style:text-properties fo:font-variant="normal" fo:text-transform="none" style:text-position="0% 100%" fo:font-style="italic" style:text-underline-style="none" fo:font-weight="normal" style:font-style-asian="italic"/>
    </style:style>
    <style:style style:name="T78" style:family="text">
      <style:text-properties fo:font-variant="normal" fo:text-transform="none" style:text-position="0% 100%" style:text-underline-style="none" fo:font-weight="normal"/>
    </style:style>
    <style:style style:name="T79" style:family="text">
      <style:text-properties fo:font-variant="normal" fo:text-transform="none" style:text-position="0% 100%" style:font-name="Times New Roman" fo:font-style="normal" style:text-underline-style="none" fo:font-weight="normal" officeooo:rsid="001dc8ae" style:font-style-asian="normal" style:font-style-complex="normal"/>
    </style:style>
    <style:style style:name="T80" style:family="text">
      <style:text-properties fo:font-variant="normal" fo:text-transform="none" style:text-position="0% 100%" fo:font-style="normal" style:text-underline-style="none" fo:font-weight="normal" officeooo:rsid="0034ac0a" style:font-style-asian="normal" style:font-style-complex="normal"/>
    </style:style>
    <style:style style:name="T81" style:family="text">
      <style:text-properties fo:font-variant="normal" fo:text-transform="none" style:text-position="0% 100%" fo:font-style="normal" style:text-underline-style="none" fo:font-weight="normal" officeooo:rsid="002a63f9" style:font-style-asian="normal" style:font-style-complex="normal"/>
    </style:style>
    <style:style style:name="T82" style:family="text">
      <style:text-properties fo:font-variant="normal" fo:text-transform="none" style:text-position="0% 100%" fo:font-style="normal" style:text-underline-style="none" fo:font-weight="normal" officeooo:rsid="003d9e4e" style:font-style-asian="normal" style:font-style-complex="normal"/>
    </style:style>
    <style:style style:name="T83" style:family="text">
      <style:text-properties officeooo:rsid="005b63eb"/>
    </style:style>
    <style:style style:name="T84" style:family="text">
      <style:text-properties officeooo:rsid="005b9d81"/>
    </style:style>
    <style:style style:name="T85" style:family="text">
      <style:text-properties officeooo:rsid="005da826"/>
    </style:style>
    <style:style style:name="T86" style:family="text">
      <style:text-properties officeooo:rsid="005f0045"/>
    </style:style>
    <style:style style:name="T87" style:family="text">
      <style:text-properties fo:font-size="12pt" officeooo:rsid="0012c310" style:font-size-asian="12pt" style:font-size-complex="12pt"/>
    </style:style>
    <style:style style:name="T88" style:family="text">
      <style:text-properties fo:font-size="12pt" officeooo:rsid="005f0045" style:font-size-asian="12pt" style:font-size-complex="12pt"/>
    </style:style>
    <style:style style:name="T89" style:family="text">
      <style:text-properties fo:font-size="12pt" officeooo:rsid="006098d8" style:font-size-asian="12pt" style:font-size-complex="12pt"/>
    </style:style>
    <style:style style:name="T90" style:family="text">
      <style:text-properties officeooo:rsid="006098d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text:span text:style-name="T1">D</text:span>iscussion</text:h>
      <text:p text:style-name="P38"><text:span text:style-name="T2">The main objective of my thesis was </text:span><text:span text:style-name="T71">to </text:span><text:span text:style-name="T70">better understand</text:span><text:span text:style-name="T71"> principles governing </text:span><text:span text:style-name="T70">the</text:span><text:span text:style-name="T71"> </text:span><text:span text:style-name="T70">biogeography of food webs and the seasonal rearrangement of species and traits</text:span><text:span text:style-name="T2">. To do so, I mainly focused on </text:span><text:span text:style-name="T3">species functional </text:span><text:span text:style-name="T2">traits </text:span><text:span text:style-name="T3">and</text:span><text:span text:style-name="T2"> </text:span><text:span text:style-name="T4">us</text:span><text:span text:style-name="T5">ed</text:span><text:span text:style-name="T4"> a </text:span><text:span text:style-name="T2">macroecological </text:span><text:span text:style-name="T4">approach</text:span><text:span text:style-name="T2">, </text:span><text:span text:style-name="T3">looking at hundreds to thousands of species across continental scale. </text:span><text:span text:style-name="T6">From t</text:span><text:span text:style-name="T4">his large scale approach, </text:span><text:span text:style-name="T6">I</text:span><text:span text:style-name="T4"> highlight</text:span><text:span text:style-name="T6">ed</text:span><text:span text:style-name="T4"> novel generalities across communities, space, and time. </text:span><text:span text:style-name="T5">Here, I</text:span><text:span text:style-name="T4"> will discuss these key findings, their implications, limitations, and </text:span><text:span text:style-name="T5">the </text:span><text:span text:style-name="T4">future directions in three major themes of the thesis: trait-based prediction</text:span><text:span text:style-name="T6">s</text:span><text:span text:style-name="T4"> of </text:span><text:span text:style-name="T6">trophic </text:span><text:span text:style-name="T4">interactions, </text:span><text:span text:style-name="T85">biogeography of </text:span><text:span text:style-name="T4">food web</text:span><text:span text:style-name="T85">s</text:span><text:span text:style-name="T4">, and seasonal bird biogeography.</text:span></text:p>
      <text:p text:style-name="P11"/>
      <table:table table:name="Table1" table:style-name="Table1">
        <table:table-column table:style-name="Table1.A"/>
        <table:table-column table:style-name="Table1.B" table:number-columns-repeated="2"/>
        <table:table-column table:style-name="Table1.D"/>
        <table:table-column table:style-name="Table1.E"/>
        <table:table-row table:style-name="TableLine94376329788064">
          <table:table-cell table:style-name="Table1.A1" office:value-type="string">
            <text:p text:style-name="P21">Chapter</text:p>
          </table:table-cell>
          <table:table-cell table:style-name="Table1.A1" office:value-type="string">
            <text:p text:style-name="P21">Question</text:p>
          </table:table-cell>
          <table:table-cell table:style-name="Table1.A1" office:value-type="string">
            <text:p text:style-name="P21">Methodology</text:p>
          </table:table-cell>
          <table:table-cell table:style-name="Table1.A1" office:value-type="string">
            <text:p text:style-name="P21">Main Findings</text:p>
          </table:table-cell>
          <table:table-cell table:style-name="Table1.E1" office:value-type="string">
            <text:p text:style-name="P21">Implications</text:p>
          </table:table-cell>
        </table:table-row>
        <table:table-row table:style-name="TableLine94376329893456">
          <table:table-cell table:style-name="Table1.A2" office:value-type="string">
            <text:p text:style-name="P21">1</text:p>
          </table:table-cell>
          <table:table-cell table:style-name="Table1.A2" office:value-type="string">
            <text:p text:style-name="P25"><text:span text:style-name="T55">Ho</text:span>w well we can predict interactions across large spatial scales and food webs ?</text:p>
          </table:table-cell>
          <table:table-cell table:style-name="Table1.A2" office:value-type="string">
            <text:p text:style-name="P22">We used the food web of European tetrapods and species traits to train a series of Bayesian hierarchical linear models.</text:p>
          </table:table-cell>
          <table:table-cell table:style-name="Table1.A2" office:value-type="string">
            <text:p text:style-name="P25"><text:span text:style-name="T55">- M</text:span>odels calibrated with very few known interactions estimated the entire food web reasonably well.</text:p>
            <text:p text:style-name="P21">- Predictability of interactions was homogeneous in space.</text:p>
            <text:p text:style-name="P21">- Interactions of some species (e.g., generalist species) are not as well predicted.</text:p>
          </table:table-cell>
          <table:table-cell table:style-name="Table1.E2" office:value-type="string">
            <text:p text:style-name="P21">- Trait relationships between interacting species are general within the European food web.</text:p>
            <text:p text:style-name="P21">- Trait-based models can make preliminary predictions to fill interaction data shortfalls.</text:p>
          </table:table-cell>
        </table:table-row>
        <table:table-row table:style-name="TableLine94376329895840">
          <table:table-cell table:style-name="Table1.A2" office:value-type="string">
            <text:p text:style-name="P21">2</text:p>
          </table:table-cell>
          <table:table-cell table:style-name="Table1.A2" office:value-type="string">
            <text:p text:style-name="P25"><text:span text:style-name="T56">H</text:span>ow well <text:span text:style-name="T56">trait-based interaction</text:span> models can extrapolate to <text:span text:style-name="T56">predict interactions and network properties in</text:span> new ecological communities?</text:p>
          </table:table-cell>
          <table:table-cell table:style-name="Table1.A2" office:value-type="string">
            <text:p text:style-name="P25">We train<text:span text:style-name="T56">ed</text:span> models of trophic interactions on four vertebrate food webs (Canadian tundra, Serengeti, Pyrenees, and Europe) and evaluate how well these models predict each food web.</text:p>
          </table:table-cell>
          <table:table-cell table:style-name="Table1.A2" office:value-type="string">
            <text:p text:style-name="P25">- <text:span text:style-name="T56">T</text:span>rait-based models predict most interactions <text:span text:style-name="T56">correctly in other food webs.</text:span></text:p>
            <text:p text:style-name="P25">- <text:span text:style-name="T56">Transferability decreased with increasing phylogenetic and environmental dissimilarity.</text:span></text:p>
            <text:p text:style-name="P25">- <text:span text:style-name="T56">Network properties were less well predicted than interactions.</text:span></text:p>
          </table:table-cell>
          <table:table-cell table:style-name="Table1.E2" office:value-type="string">
            <text:p text:style-name="P25">- <text:span text:style-name="T57">Trait-based models can make first approximation of food webs in area with little to no data.</text:span></text:p>
            <text:p text:style-name="P25">- <text:span text:style-name="T57">Food web variation is mainly driven by variation in traits rather than by variation in trait relationships between interacting species.</text:span></text:p>
            <text:p text:style-name="P25">- <text:span text:style-name="T57">Constraint beyond trait relationships are shaping food webs.</text:span></text:p>
          </table:table-cell>
        </table:table-row>
        <table:table-row table:style-name="TableLine94376329896816">
          <table:table-cell table:style-name="Table1.A2" office:value-type="string">
            <text:p text:style-name="P21">3</text:p>
          </table:table-cell>
          <table:table-cell table:style-name="Table1.A2" office:value-type="string">
            <text:p text:style-name="P25"><text:span text:style-name="T57">H</text:span>ow <text:span text:style-name="T57">bird </text:span>traits explain <text:span text:style-name="T57">birds degree to endure winter versus migrating to be expose to similar climatic conditions across seasons?</text:span></text:p>
          </table:table-cell>
          <table:table-cell table:style-name="Table1.A2" office:value-type="string">
            <text:p text:style-name="P23">We modelled variations in North American bird distributions and climate they experience across seasons as a function of their traits.</text:p>
          </table:table-cell>
          <table:table-cell table:style-name="Table1.A2" office:value-type="string">
            <text:p text:style-name="P25">- <text:span text:style-name="T58">S</text:span>pecies traits <text:span text:style-name="T58">explain migratory</text:span> strategies with body mass better explaining movement in climatic space and the hand-wing index indicating movement in geographic space.</text:p>
            <text:p text:style-name="P25">- <text:span text:style-name="T58">Species that tend to track climate conditions</text:span> do not follow the classic latitudinal richness gradient in summer or the body mass-temperature relationship in winter, explaining some of the discrepancies in the literature</text:p>
          </table:table-cell>
          <table:table-cell table:style-name="Table1.E2" office:value-type="string">
            <text:p text:style-name="P25">- <text:span text:style-name="T59">The seasonal redistribution of bird and trait diversity across seasons will influence the functioning of communities.</text:span></text:p>
            <text:p text:style-name="P25">- <text:span text:style-name="T59">Given changing seasonal dynamics, we need a better understanding of how birds interact with climate across their annual cycle to better anticipate the consequences of climate change.</text:span></text:p>
          </table:table-cell>
        </table:table-row>
        <text:soft-page-break/>
        <table:table-row table:style-name="TableLine94376329898112">
          <table:table-cell table:style-name="Table1.A2" office:value-type="string">
            <text:p text:style-name="P21">4</text:p>
          </table:table-cell>
          <table:table-cell table:style-name="Table1.A2" office:value-type="string">
            <text:p text:style-name="P24">How do seasonal level of human impact, protection, and bird traits explain the trends among North American bird species?</text:p>
          </table:table-cell>
          <table:table-cell table:style-name="Table1.A2" office:value-type="string">
            <text:p text:style-name="P24">We combined seasonal distribution of North American birds to quantify seasonal level of stress and protection and relate them to estimated species trends between 1970 and 2017.</text:p>
          </table:table-cell>
          <table:table-cell table:style-name="Table1.A2" office:value-type="string">
            <text:p text:style-name="P25">- <text:span text:style-name="T60">M</text:span><text:span text:style-name="T37">ost bird </text:span><text:span text:style-name="T39">communities</text:span><text:span text:style-name="T37"> declined between </text:span><text:span text:style-name="T38">19% and 39%</text:span><text:span text:style-name="T37"> since 1970 throughout North America.</text:span></text:p>
            <text:p text:style-name="P24"><text:span text:style-name="T37">- </text:span><text:span text:style-name="T36">L</text:span><text:span text:style-name="T37">evel of stress and protection during all seasons, especially during migration, </text:span><text:span text:style-name="T40">seems to be</text:span><text:span text:style-name="T37"> important drivers of bird trends.</text:span></text:p>
            <text:p text:style-name="P24"><text:span text:style-name="T37">- </text:span><text:span text:style-name="T36">S</text:span><text:span text:style-name="T37">maller birds, and birds that travel longer distances tend to decline more than average</text:span></text:p>
          </table:table-cell>
          <table:table-cell table:style-name="Table1.E2" office:value-type="string">
            <text:p text:style-name="P25">- <text:span text:style-name="T60">Birds that are more tolerant during breeding and nonbreeding to human impacts decline less.</text:span></text:p>
            <text:p text:style-name="P25"><text:span text:style-name="T60">- It is important to </text:span>integrate spatiotemporal variation<text:span text:style-name="T60">s</text:span> in stressors, protection measures, and species traits <text:span text:style-name="T60">into conservation efforts.</text:span></text:p>
            <text:p text:style-name="P25"/>
          </table:table-cell>
        </table:table-row>
      </table:table>
      <text:h text:style-name="P27" text:outline-level="2" text:is-list-header="true">Trait-based predictions of <text:span text:style-name="T6">trophic </text:span>interactions</text:h>
      <text:p text:style-name="Text_20_body"><text:span text:style-name="T31">Trophic interactions, </text:span><text:span text:style-name="T11">where a predator species feeds on a prey species, </text:span><text:span text:style-name="T12">are constrained by neutral and niche processes </text:span><text:reference-mark-start text:name="ZOTERO_ITEM CSL_CITATION {&quot;citationID&quot;:&quot;jKQ1jpnn&quot;,&quot;properties&quot;:{&quot;formattedCitation&quot;:&quot;(Morales-Castilla {\\i{}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JPFtFOqgmk"/><text:span text:style-name="T76">(Morales-Castilla </text:span><text:span text:style-name="T77">et al.</text:span><text:span text:style-name="T78"> 2015)</text:span><text:reference-mark-end text:name="ZOTERO_ITEM CSL_CITATION {&quot;citationID&quot;:&quot;jKQ1jpnn&quot;,&quot;properties&quot;:{&quot;formattedCitation&quot;:&quot;(Morales-Castilla {\\i{}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JPFtFOqgmk"/><text:span text:style-name="T12">. </text:span><text:span text:style-name="T13">First, a species can only feed on another if they co-occur (neutral constraint) which results from environmental filters, dispersal limitations, and species interactions. Second, a species will feed on another only if the traits of the prey species fits within the trophic niche of the predator </text:span><text:span text:style-name="T14">(niche constraint)</text:span><text:span text:style-name="T13">. This ‘match’ between the trophic niche of the predator and the traits of the prey is encapsulated in trait-based trophic interaction models. </text:span><text:span text:style-name="T15">The accuracy of</text:span><text:span text:style-name="T16"> these</text:span><text:span text:style-name="T14"> models </text:span><text:span text:style-name="T15">depends</text:span><text:span text:style-name="T16"> on</text:span><text:span text:style-name="T14"> </text:span><text:span text:style-name="T15">the</text:span><text:span text:style-name="T16"> generalities in the trait-interaction relationships of predators and prey across taxa and ecosystems.</text:span></text:p>
      <text:p text:style-name="P12"/>
      <text:p text:style-name="P12"><text:span text:style-name="T62">Findings and i</text:span>mplications</text:p>
      <text:p text:style-name="Text_20_body"><text:span text:style-name="T18">The Eltonian Shortfall – “the lack of knowledge on species' interactions and these interactions' effects on individual survival and fitness” – is one of the largest data gap in ecology </text:span><text:reference-mark-start text:name="ZOTERO_ITEM CSL_CITATION {&quot;citationID&quot;:&quot;4CwhMFm6&quot;,&quot;properties&quot;:{&quot;formattedCitation&quot;:&quot;(Hortal {\\i{}et al.} 2015)&quot;,&quot;plainCitation&quot;:&quot;(Hortal et al. 2015)&quot;,&quot;noteIndex&quot;:0},&quot;citationItems&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gE0n1V8RXG"/><text:span text:style-name="T81">(Hortal </text:span><text:span text:style-name="T77">et al.</text:span><text:span text:style-name="T78"> 2015)</text:span><text:reference-mark-end text:name="ZOTERO_ITEM CSL_CITATION {&quot;citationID&quot;:&quot;4CwhMFm6&quot;,&quot;properties&quot;:{&quot;formattedCitation&quot;:&quot;(Hortal {\\i{}et al.} 2015)&quot;,&quot;plainCitation&quot;:&quot;(Hortal et al. 2015)&quot;,&quot;noteIndex&quot;:0},&quot;citationItems&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gE0n1V8RXG"/><text:span text:style-name="T18">. In fact, we lack interaction data for most taxa and ecosystems. Our finding of generalities within food web (Chapter 1), and across food webs (Chapter 2) indicate that trait-based </text:span><text:span text:style-name="T19">predictions</text:span><text:span text:style-name="T18"> could be used to get a </text:span><text:span text:style-name="T17">first-order approximations of food web</text:span><text:span text:style-name="T18">s. We showed that even with limited data, these models can fill gaps in incomplete food web or predict interactions in ecosystems where we </text:span><text:span text:style-name="T19">have little to no data</text:span><text:span text:style-name="T18">. </text:span><text:span text:style-name="T19">Trait-based models tend to systematically overestimate the number of interactions suggesting that predicted interactions are candidate interactions, which can then be refined through geographic subsets, expert opinion or additional data.</text:span></text:p>
      <text:p text:style-name="P7"/>
      <text:p text:style-name="Text_20_body"><text:soft-page-break/><text:span text:style-name="T21">Protecting species interactions should allow a more functional approach to conservation </text:span><text:span text:style-name="T27">since (1)</text:span><text:span text:style-name="T22"> interactions provide ecosystems function </text:span><text:reference-mark-start text:name="ZOTERO_ITEM CSL_CITATION {&quot;citationID&quot;:&quot;viVqI5tl&quot;,&quot;properties&quot;:{&quot;formattedCitation&quot;:&quot;(Dehling &amp; Stouffer 2018)&quot;,&quot;plainCitation&quot;:&quot;(Dehling &amp; Stouffer 2018)&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license&quot;:&quot;© 2018 The Authors&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schema&quot;:&quot;https://github.com/citation-style-language/schema/raw/master/csl-citation.json&quot;} RNDwVBPPd2pVG"/><text:span text:style-name="T22">(Dehling &amp; Stouffer 2018)</text:span><text:reference-mark-end text:name="ZOTERO_ITEM CSL_CITATION {&quot;citationID&quot;:&quot;viVqI5tl&quot;,&quot;properties&quot;:{&quot;formattedCitation&quot;:&quot;(Dehling &amp; Stouffer 2018)&quot;,&quot;plainCitation&quot;:&quot;(Dehling &amp; Stouffer 2018)&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license&quot;:&quot;© 2018 The Authors&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schema&quot;:&quot;https://github.com/citation-style-language/schema/raw/master/csl-citation.json&quot;} RNDwVBPPd2pVG"/><text:span text:style-name="T27">, (2) </text:span><text:span text:style-name="T22">from interactions, we can infer the role of species in ecosystems </text:span><text:reference-mark-start text:name="ZOTERO_ITEM CSL_CITATION {&quot;citationID&quot;:&quot;5x29sbIV&quot;,&quot;properties&quot;:{&quot;formattedCitation&quot;:&quot;(Cirtwill {\\i{}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2VSLx1mmR6"/><text:span text:style-name="T80">(Cirtwill </text:span><text:span text:style-name="T77">et al.</text:span><text:span text:style-name="T78"> 2018)</text:span><text:reference-mark-end text:name="ZOTERO_ITEM CSL_CITATION {&quot;citationID&quot;:&quot;5x29sbIV&quot;,&quot;properties&quot;:{&quot;formattedCitation&quot;:&quot;(Cirtwill {\\i{}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2VSLx1mmR6"/><text:span text:style-name="T27">, and (3) </text:span><text:span text:style-name="T22">we can anticipate indirect consequences of managing species on other species in the ecosystems </text:span><text:reference-mark-start text:name="ZOTERO_ITEM CSL_CITATION {&quot;citationID&quot;:&quot;zoUIdHtQ&quot;,&quot;properties&quot;:{&quot;formattedCitation&quot;:&quot;(McDonald-Madden {\\i{}et al.} 2016)&quot;,&quot;plainCitation&quot;:&quot;(McDonald-Madden et al. 2016)&quot;,&quot;noteIndex&quot;:0},&quot;citationItems&quot;:[{&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1FCZm2sp5v"/><text:span text:style-name="T80">(McDonald-Madden </text:span><text:span text:style-name="T77">et al.</text:span><text:span text:style-name="T78"> 2016)</text:span><text:reference-mark-end text:name="ZOTERO_ITEM CSL_CITATION {&quot;citationID&quot;:&quot;zoUIdHtQ&quot;,&quot;properties&quot;:{&quot;formattedCitation&quot;:&quot;(McDonald-Madden {\\i{}et al.} 2016)&quot;,&quot;plainCitation&quot;:&quot;(McDonald-Madden et al. 2016)&quot;,&quot;noteIndex&quot;:0},&quot;citationItems&quot;:[{&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1FCZm2sp5v"/><text:span text:style-name="T22">. So far, this opportunity have still been underused, in part due to the lack of interaction data. T</text:span><text:span text:style-name="T21">he opportunity to predict interactions even in places we have very little to no data, as demonstrated in </text:span><text:span text:style-name="T27">C</text:span><text:span text:style-name="T21">hapters 1 and 2, </text:span><text:span text:style-name="T22">should alleviate some of the </text:span><text:span text:style-name="T23">barriers into utilizing interaction data into conservation planning</text:span><text:span text:style-name="T22">.</text:span></text:p>
      <text:p text:style-name="P6"/>
      <text:p text:style-name="P13"><text:span text:style-name="T62">Limitations and f</text:span><text:span text:style-name="T61">uture directions</text:span></text:p>
      <text:list xml:id="list1413934861" text:style-name="L1">
        <text:list-item>
          <text:p text:style-name="P33"><text:span text:style-name="T24">Interaction strength, unlike the qualitative presence or absence of an interaction, is a continuous measurement which attempts to quantify the effect of one species on another </text:span><text:span text:style-name="T30">(REF)</text:span><text:span text:style-name="T24">. </text:span><text:span text:style-name="T25">U</text:span>nderstanding flow in modules within networks can aid in understanding the organization of networks or the cascading effects of perturbations <text:span text:style-name="T73">(REF)</text:span>. <text:span text:style-name="T48">Yet, most trophic interactions model, including the ones we used in </text:span><text:span text:style-name="T73">C</text:span><text:span text:style-name="T48">hapters 1 and 2, sought to predict the probability that a species could feed on another species</text:span><text:span text:style-name="T25">. Although probabilistic interactions do provide some insights beyond the ones provided by qualitative interactions </text:span><text:span text:style-name="T30">(REF)</text:span><text:span text:style-name="T25">, </text:span><text:span text:style-name="T27">future</text:span><text:span text:style-name="T25"> </text:span><text:span text:style-name="T26">models </text:span><text:span text:style-name="T27">that sought to quantify th</text:span><text:span text:style-name="T25">e effect</text:span><text:span text:style-name="T27">s</text:span><text:span text:style-name="T25"> of one species on another </text:span><text:span text:style-name="T26">would be more useful</text:span><text:span text:style-name="T25">. <text:s/></text:span></text:p>
        </text:list-item>
        <text:list-item>
          <text:p text:style-name="Text_20_body"><text:span text:style-name="T25">Since we focused on trophic interactions between terrestrial vertebrates, our food webs do not include basal species (plants) or invertebrates. </text:span><text:span text:style-name="T28">These are, of course, important to understand how energy might flow in ecosystem</text:span><text:span text:style-name="T29">s </text:span><text:span text:style-name="T30">(REF)</text:span><text:span text:style-name="T28">. </text:span><text:span text:style-name="T35">Other models and traits</text:span><text:span text:style-name="T28"> could fill this shortfall </text:span><text:reference-mark-start text:name="ZOTERO_ITEM CSL_CITATION {&quot;citationID&quot;:&quot;XvtleZJt&quot;,&quot;properties&quot;:{&quot;formattedCitation&quot;:&quot;(Laigle {\\i{}et al.} 2018; Li {\\i{}et al.} 2023)&quot;,&quot;plainCitation&quot;:&quot;(Laigle et al. 2018; Li et al. 2023)&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3873,&quot;uris&quot;:[&quot;http://zotero.org/users/7057764/items/MKGL3XI3&quot;],&quot;itemData&quot;:{&quot;id&quot;:3873,&quot;type&quot;:&quot;article-journal&quot;,&quot;abstract&quot;:&quot;Understanding the formation of feeding links provides insights into processes underlying food webs. Generally, predators feed on prey within a certain body-size range, but a systematic quantification of such feeding niches is lacking. We developed a size-constrained feeding-niche (SCFN) model and parameterized it with information on both realized and non-realized feeding links in 72 aquatic and 65 terrestrial food webs. Our analyses revealed profound differences in feeding niches between aquatic and terrestrial predators and variation along a temperature gradient. Specifically, the predator–prey body-size ratio and the range in prey sizes increase with the size of aquatic predators, whereas they are nearly constant across gradients in terrestrial predator size. Overall, our SCFN model well reproduces the feeding relationships and predation architecture across 137 natural food webs (including 3878 species and 136,839 realized links). Our results illuminate the organisation of natural food webs and enables novel trait-based and environment-explicit modelling approaches.&quot;,&quot;container-title&quot;:&quot;Ecology Letters&quot;,&quot;DOI&quot;:&quot;10.1111/ele.14134&quot;,&quot;ISSN&quot;:&quot;1461-0248&quot;,&quot;issue&quot;:&quot;1&quot;,&quot;language&quot;:&quot;en&quot;,&quot;note&quot;:&quot;_eprint: https://onlinelibrary.wiley.com/doi/pdf/10.1111/ele.14134&quot;,&quot;page&quot;:&quot;76-86&quot;,&quot;source&quot;:&quot;Wiley Online Library&quot;,&quot;title&quot;:&quot;A size-constrained feeding-niche model distinguishes predation patterns between aquatic and terrestrial food webs&quot;,&quot;volume&quot;:&quot;26&quot;,&quot;author&quot;:[{&quot;family&quot;:&quot;Li&quot;,&quot;given&quot;:&quot;Jingyi&quot;},{&quot;family&quot;:&quot;Luo&quot;,&quot;given&quot;:&quot;Mingyu&quot;},{&quot;family&quot;:&quot;Wang&quot;,&quot;given&quot;:&quot;Shaopeng&quot;},{&quot;family&quot;:&quot;Gauzens&quot;,&quot;given&quot;:&quot;Benoit&quot;},{&quot;family&quot;:&quot;Hirt&quot;,&quot;given&quot;:&quot;Myriam R.&quot;},{&quot;family&quot;:&quot;Rosenbaum&quot;,&quot;given&quot;:&quot;Benjamin&quot;},{&quot;family&quot;:&quot;Brose&quot;,&quot;given&quot;:&quot;Ulrich&quot;}],&quot;issued&quot;:{&quot;date-parts&quot;:[[&quot;2023&quot;]]}}}],&quot;schema&quot;:&quot;https://github.com/citation-style-language/schema/raw/master/csl-citation.json&quot;} RNDkAQX60vVKd"/><text:span text:style-name="T82">(Laigle </text:span><text:span text:style-name="T77">et al.</text:span><text:span text:style-name="T78"> 2018; Li </text:span><text:span text:style-name="T77">et al.</text:span><text:span text:style-name="T78"> 2023)</text:span><text:reference-mark-end text:name="ZOTERO_ITEM CSL_CITATION {&quot;citationID&quot;:&quot;XvtleZJt&quot;,&quot;properties&quot;:{&quot;formattedCitation&quot;:&quot;(Laigle {\\i{}et al.} 2018; Li {\\i{}et al.} 2023)&quot;,&quot;plainCitation&quot;:&quot;(Laigle et al. 2018; Li et al. 2023)&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3873,&quot;uris&quot;:[&quot;http://zotero.org/users/7057764/items/MKGL3XI3&quot;],&quot;itemData&quot;:{&quot;id&quot;:3873,&quot;type&quot;:&quot;article-journal&quot;,&quot;abstract&quot;:&quot;Understanding the formation of feeding links provides insights into processes underlying food webs. Generally, predators feed on prey within a certain body-size range, but a systematic quantification of such feeding niches is lacking. We developed a size-constrained feeding-niche (SCFN) model and parameterized it with information on both realized and non-realized feeding links in 72 aquatic and 65 terrestrial food webs. Our analyses revealed profound differences in feeding niches between aquatic and terrestrial predators and variation along a temperature gradient. Specifically, the predator–prey body-size ratio and the range in prey sizes increase with the size of aquatic predators, whereas they are nearly constant across gradients in terrestrial predator size. Overall, our SCFN model well reproduces the feeding relationships and predation architecture across 137 natural food webs (including 3878 species and 136,839 realized links). Our results illuminate the organisation of natural food webs and enables novel trait-based and environment-explicit modelling approaches.&quot;,&quot;container-title&quot;:&quot;Ecology Letters&quot;,&quot;DOI&quot;:&quot;10.1111/ele.14134&quot;,&quot;ISSN&quot;:&quot;1461-0248&quot;,&quot;issue&quot;:&quot;1&quot;,&quot;language&quot;:&quot;en&quot;,&quot;note&quot;:&quot;_eprint: https://onlinelibrary.wiley.com/doi/pdf/10.1111/ele.14134&quot;,&quot;page&quot;:&quot;76-86&quot;,&quot;source&quot;:&quot;Wiley Online Library&quot;,&quot;title&quot;:&quot;A size-constrained feeding-niche model distinguishes predation patterns between aquatic and terrestrial food webs&quot;,&quot;volume&quot;:&quot;26&quot;,&quot;author&quot;:[{&quot;family&quot;:&quot;Li&quot;,&quot;given&quot;:&quot;Jingyi&quot;},{&quot;family&quot;:&quot;Luo&quot;,&quot;given&quot;:&quot;Mingyu&quot;},{&quot;family&quot;:&quot;Wang&quot;,&quot;given&quot;:&quot;Shaopeng&quot;},{&quot;family&quot;:&quot;Gauzens&quot;,&quot;given&quot;:&quot;Benoit&quot;},{&quot;family&quot;:&quot;Hirt&quot;,&quot;given&quot;:&quot;Myriam R.&quot;},{&quot;family&quot;:&quot;Rosenbaum&quot;,&quot;given&quot;:&quot;Benjamin&quot;},{&quot;family&quot;:&quot;Brose&quot;,&quot;given&quot;:&quot;Ulrich&quot;}],&quot;issued&quot;:{&quot;date-parts&quot;:[[&quot;2023&quot;]]}}}],&quot;schema&quot;:&quot;https://github.com/citation-style-language/schema/raw/master/csl-citation.json&quot;} RNDkAQX60vVKd"/><text:span text:style-name="T28">, but </text:span><text:span text:style-name="T29">future research test</text:span><text:span text:style-name="T35">ing</text:span><text:span text:style-name="T29"> whether</text:span><text:span text:style-name="T28"> </text:span><text:soft-page-break/><text:span text:style-name="T28">trait-interaction relationships are also general for herbivory or vertebrate-invertebrate interactions </text:span><text:span text:style-name="T35">is needed</text:span><text:span text:style-name="T28">.</text:span></text:p>
        </text:list-item>
        <text:list-item>
          <text:p text:style-name="P35"><text:span text:style-name="Default_20_Paragraph_20_Font"><text:span text:style-name="T50">In both </text:span></text:span><text:span text:style-name="Default_20_Paragraph_20_Font"><text:span text:style-name="T51">Ch</text:span></text:span><text:span text:style-name="Default_20_Paragraph_20_Font"><text:span text:style-name="T50">apter</text:span></text:span><text:span text:style-name="Default_20_Paragraph_20_Font"><text:span text:style-name="T51">s</text:span></text:span><text:span text:style-name="Default_20_Paragraph_20_Font"><text:span text:style-name="T50"> 1 and 2, we used species-level traits,</text:span></text:span><text:span text:style-name="Default_20_Paragraph_20_Font"><text:span text:style-name="T52"> ignoring </text:span></text:span><text:span text:style-name="Default_20_Paragraph_20_Font"><text:span text:style-name="T50">the potential role of </text:span></text:span><text:span text:style-name="Default_20_Paragraph_20_Font"><text:span text:style-name="T52">intraspecific variation within and across regions </text:span></text:span><text:span text:style-name="Default_20_Paragraph_20_Font"><text:span text:style-name="T50">on species interactions</text:span></text:span><text:span text:style-name="Default_20_Paragraph_20_Font"><text:span text:style-name="T52">. Different environmental conditions and co-evolutionary dynamics can lead to shifts in trait-interaction relationships if the shifts in the traits of prey and predators are asymmetric </text:span></text:span><text:reference-mark-start text:name="ZOTERO_ITEM CSL_CITATION {&quot;citationID&quot;:&quot;lwdE73Sb&quot;,&quot;properties&quot;:{&quot;formattedCitation&quot;:&quot;(Gomulkiewicz {\\i{}et al.} 2000)&quot;,&quot;plainCitation&quot;:&quot;(Gomulkiewicz et al. 2000)&quot;,&quot;noteIndex&quot;:0},&quot;citationItems&quot;:[{&quot;id&quot;:4259,&quot;uris&quot;:[&quot;http://zotero.org/users/7057764/items/2JQ3SFGS&quot;],&quot;itemData&quot;:{&quot;id&quot;:4259,&quot;type&quot;:&quot;article-journal&quot;,&quot;abstract&quot;:&quot;Species interactions commonly coevolve as complex geographic mosaics of populations shaped by differences in local selection and gene flow. We use a haploid matching‐alleles model for coevolution to evaluate how a pair of species coevolves when fitness interactions are reciprocal in some locations (“hot spots”) but not in others (“cold spots”). Our analyses consider mutualistic and antagonistic interspecific interactions and a variety of gene flow patterns between hot and cold spots. We found that hot and cold spots together with gene flow influence coevolutionary dynamics in four important ways. First, hot spots need not be ubiquitous to have a global influence on evolution, although rare hot spots will not have a disproportionate impact unless selection is relatively strong there. Second, asymmetries in gene flow can influence local adaptation, sometimes creating stable equilibria at which species experience minimal fitness in hot spots and maximal fitness in cold spots, or vice versa. Third, asymmetries in gene flow are no more important than asymmetries in population regulation for determining the maintenance of local polymorphisms through coevolution. Fourth, intraspecific allele frequency differences among hot and cold spot populations evolve under some, but not all, conditions. That is, selection mosaics are indeed capable of producing spatially variable coevolutionary outcomes across the landscapes over which species interact. Altogether, our analyses indicate that coevolutionary trajectories can be strongly shaped by the geographic distribution of coevolutionary hot and cold spots, and by the pattern of gene flow among populations.&quot;,&quot;container-title&quot;:&quot;The American Naturalist&quot;,&quot;DOI&quot;:&quot;10.1086/303382&quot;,&quot;ISSN&quot;:&quot;0003-0147&quot;,&quot;issue&quot;:&quot;2&quot;,&quot;note&quot;:&quot;publisher: The University of Chicago Press&quot;,&quot;page&quot;:&quot;156-174&quot;,&quot;source&quot;:&quot;journals.uchicago.edu (Atypon)&quot;,&quot;title&quot;:&quot;Hot Spots, Cold Spots, and the Geographic Mosaic Theory of Coevolution.&quot;,&quot;volume&quot;:&quot;156&quot;,&quot;author&quot;:[{&quot;family&quot;:&quot;Gomulkiewicz&quot;,&quot;given&quot;:&quot;Richard&quot;},{&quot;family&quot;:&quot;Thompson&quot;,&quot;given&quot;:&quot;John N.&quot;},{&quot;family&quot;:&quot;Holt&quot;,&quot;given&quot;:&quot;Robert D.&quot;},{&quot;family&quot;:&quot;Nuismer&quot;,&quot;given&quot;:&quot;Scott L.&quot;},{&quot;family&quot;:&quot;Hochberg&quot;,&quot;given&quot;:&quot;Michael E.&quot;}],&quot;issued&quot;:{&quot;date-parts&quot;:[[&quot;2000&quot;,8]]}}}],&quot;schema&quot;:&quot;https://github.com/citation-style-language/schema/raw/master/csl-citation.json&quot;} RNDIEc85b116v"/><text:span text:style-name="Default_20_Paragraph_20_Font"><text:span text:style-name="T79">(Gomulkiewicz </text:span></text:span><text:span text:style-name="T77">et al.</text:span><text:span text:style-name="T78"> 2000)</text:span><text:reference-mark-end text:name="ZOTERO_ITEM CSL_CITATION {&quot;citationID&quot;:&quot;lwdE73Sb&quot;,&quot;properties&quot;:{&quot;formattedCitation&quot;:&quot;(Gomulkiewicz {\\i{}et al.} 2000)&quot;,&quot;plainCitation&quot;:&quot;(Gomulkiewicz et al. 2000)&quot;,&quot;noteIndex&quot;:0},&quot;citationItems&quot;:[{&quot;id&quot;:4259,&quot;uris&quot;:[&quot;http://zotero.org/users/7057764/items/2JQ3SFGS&quot;],&quot;itemData&quot;:{&quot;id&quot;:4259,&quot;type&quot;:&quot;article-journal&quot;,&quot;abstract&quot;:&quot;Species interactions commonly coevolve as complex geographic mosaics of populations shaped by differences in local selection and gene flow. We use a haploid matching‐alleles model for coevolution to evaluate how a pair of species coevolves when fitness interactions are reciprocal in some locations (“hot spots”) but not in others (“cold spots”). Our analyses consider mutualistic and antagonistic interspecific interactions and a variety of gene flow patterns between hot and cold spots. We found that hot and cold spots together with gene flow influence coevolutionary dynamics in four important ways. First, hot spots need not be ubiquitous to have a global influence on evolution, although rare hot spots will not have a disproportionate impact unless selection is relatively strong there. Second, asymmetries in gene flow can influence local adaptation, sometimes creating stable equilibria at which species experience minimal fitness in hot spots and maximal fitness in cold spots, or vice versa. Third, asymmetries in gene flow are no more important than asymmetries in population regulation for determining the maintenance of local polymorphisms through coevolution. Fourth, intraspecific allele frequency differences among hot and cold spot populations evolve under some, but not all, conditions. That is, selection mosaics are indeed capable of producing spatially variable coevolutionary outcomes across the landscapes over which species interact. Altogether, our analyses indicate that coevolutionary trajectories can be strongly shaped by the geographic distribution of coevolutionary hot and cold spots, and by the pattern of gene flow among populations.&quot;,&quot;container-title&quot;:&quot;The American Naturalist&quot;,&quot;DOI&quot;:&quot;10.1086/303382&quot;,&quot;ISSN&quot;:&quot;0003-0147&quot;,&quot;issue&quot;:&quot;2&quot;,&quot;note&quot;:&quot;publisher: The University of Chicago Press&quot;,&quot;page&quot;:&quot;156-174&quot;,&quot;source&quot;:&quot;journals.uchicago.edu (Atypon)&quot;,&quot;title&quot;:&quot;Hot Spots, Cold Spots, and the Geographic Mosaic Theory of Coevolution.&quot;,&quot;volume&quot;:&quot;156&quot;,&quot;author&quot;:[{&quot;family&quot;:&quot;Gomulkiewicz&quot;,&quot;given&quot;:&quot;Richard&quot;},{&quot;family&quot;:&quot;Thompson&quot;,&quot;given&quot;:&quot;John N.&quot;},{&quot;family&quot;:&quot;Holt&quot;,&quot;given&quot;:&quot;Robert D.&quot;},{&quot;family&quot;:&quot;Nuismer&quot;,&quot;given&quot;:&quot;Scott L.&quot;},{&quot;family&quot;:&quot;Hochberg&quot;,&quot;given&quot;:&quot;Michael E.&quot;}],&quot;issued&quot;:{&quot;date-parts&quot;:[[&quot;2000&quot;,8]]}}}],&quot;schema&quot;:&quot;https://github.com/citation-style-language/schema/raw/master/csl-citation.json&quot;} RNDIEc85b116v"/><text:span text:style-name="Default_20_Paragraph_20_Font"><text:span text:style-name="T52">. </text:span></text:span><text:span text:style-name="Default_20_Paragraph_20_Font"><text:span text:style-name="T49">It is reasonable to believe that intraspecific variation is less important in regional and potential food webs than local and realized food webs, but future studies would need to evaluate the extent and scale to which co-evolutionary dynamics influence trait-based predictions of trophic interactions and food webs. </text:span></text:span></text:p>
        </text:list-item>
        <text:list-item>
          <text:p text:style-name="P34"><text:span text:style-name="T72">W</text:span><text:span text:style-name="T65">hen the goal is mainly filling knowledge gaps, rather than ecological inferences, the <text:s/>future of trophic interaction predictions </text:span><text:span text:style-name="T72">might</text:span><text:span text:style-name="T65"> lie on </text:span><text:span text:style-name="T66">less ‘traditional’</text:span><text:span text:style-name="T65"> methods. </text:span><text:span text:style-name="T66">T</text:span><text:span text:style-name="T65">he rise of both computing power and machine learning methods, like generative artificial intelligence, </text:span><text:span text:style-name="T66">should open new opportunity to gather and infer new interaction data from images, bioacoustics, texts, environmental DNA, or remote-sensing </text:span><text:span text:style-name="T67">(REF)</text:span><text:span text:style-name="T66">. </text:span><text:span text:style-name="T68">For prediction</text:span><text:span text:style-name="T73">s</text:span><text:span text:style-name="T68">, machine learning algorithms should be used with care as they sometimes tend to overfit, which lead to low transferability, and </text:span><text:span text:style-name="T69">can amplify biases in the data</text:span><text:span text:style-name="T68">. However, </text:span><text:span text:style-name="T69">approaches such as bias mitigation and regularization techniques can resolve these concerns and </text:span><text:span text:style-name="T68">these models have been shown to transfer well to new conditions, and work with limited and biased data </text:span><text:span text:style-name="T73">(REF)</text:span><text:span text:style-name="T68">. </text:span></text:p>
        </text:list-item>
      </text:list>
      <text:h text:style-name="P28" text:outline-level="2"><text:soft-page-break/></text:h>
      <text:h text:style-name="P30" text:outline-level="2">Food web biogeography</text:h>
      <text:p text:style-name="Text_20_body"><text:span text:style-name="T42">Variation of food web structure along environmental gradients is driven by three </text:span><text:span text:style-name="T83">processes</text:span><text:span text:style-name="T42">: (1) changes in species pool, (2) </text:span><text:span text:style-name="T43">constraints acting at the food web level, and (3) </text:span><text:span text:style-name="T42">changes in trait-interaction relationships </text:span><text:reference-mark-start text:name="ZOTERO_ITEM CSL_CITATION {&quot;citationID&quot;:&quot;4lvUau18&quot;,&quot;properties&quot;:{&quot;formattedCitation&quot;:&quot;(Poisot {\\i{}et al.} 2015)&quot;,&quot;plainCitation&quot;:&quot;(Poisot et al. 2015)&quot;,&quot;noteIndex&quot;:0},&quot;citationItems&quot;:[{&quot;id&quot;:435,&quot;uris&quot;:[&quot;http://zotero.org/users/7057764/items/E2NLTV5T&quot;],&quot;itemData&quot;:{&quot;id&quot;:435,&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XKMVs03smR"/><text:span text:style-name="T78">(Poisot </text:span><text:span text:style-name="T77">et al.</text:span><text:span text:style-name="T78"> 2015)</text:span><text:reference-mark-end text:name="ZOTERO_ITEM CSL_CITATION {&quot;citationID&quot;:&quot;4lvUau18&quot;,&quot;properties&quot;:{&quot;formattedCitation&quot;:&quot;(Poisot {\\i{}et al.} 2015)&quot;,&quot;plainCitation&quot;:&quot;(Poisot et al. 2015)&quot;,&quot;noteIndex&quot;:0},&quot;citationItems&quot;:[{&quot;id&quot;:435,&quot;uris&quot;:[&quot;http://zotero.org/users/7057764/items/E2NLTV5T&quot;],&quot;itemData&quot;:{&quot;id&quot;:435,&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XKMVs03smR"/><text:span text:style-name="T42">. The first </text:span><text:span text:style-name="T83">process</text:span><text:span text:style-name="T42">, changes in species pool, is well studied and is </text:span><text:span text:style-name="T83">the focus of filter, coexistence,</text:span><text:span text:style-name="T42"> and co-occurrence theory. </text:span><text:span text:style-name="T43">This mechanism results from the individual responses of species to the abiotic and biotic environment, and from dispersal limitations. The second </text:span><text:span text:style-name="T83">process</text:span><text:span text:style-name="T43">, </text:span><text:span text:style-name="T83">food web-level constraints,</text:span><text:span text:style-name="T43"> include environmental, </text:span><text:span text:style-name="T83">dynamic, and spatiotemporal</text:span><text:span text:style-name="T43"> factors. For example, primary productivity </text:span><text:span text:style-name="T84">or ecosystem size </text:span><text:span text:style-name="T83">might</text:span><text:span text:style-name="T43"> increase the feasible number of trophic level </text:span><text:reference-mark-start text:name="ZOTERO_ITEM CSL_CITATION {&quot;citationID&quot;:&quot;ayX4AFK2&quot;,&quot;properties&quot;:{&quot;formattedCitation&quot;:&quot;(Takimoto &amp; Post 2013)&quot;,&quot;plainCitation&quot;:&quot;(Takimoto &amp; Post 2013)&quot;,&quot;noteIndex&quot;:0},&quot;citationItems&quot;:[{&quot;id&quot;:4717,&quot;uris&quot;:[&quot;http://zotero.org/users/7057764/items/CL7IKEZ3&quot;],&quot;itemData&quot;:{&quot;id&quot;:4717,&quot;type&quot;:&quot;article-journal&quot;,&quot;abstract&quot;:&quot;Food-chain length is an important character of ecological communities that affects many of their functional aspects. Recently, an increasing number of studies have tested the effects of productivity, disturbance, or ecosystem size on food-chain length in a variety of natural systems. Here we conduct a formal meta-analysis to summarize findings from these empirical studies. We found significant positive mean effects of productivity and ecosystem size but no significant mean effect of disturbance on food-chain length. The strength of mean effect sizes was not significantly different between productivity and ecosystem size. These results lend general support to previous theories predicting the effect of productivity and ecosystem size, but fail to support the prediction that disturbance shortens food chains. In addition, our meta-analysis found that the effect sizes of primary studies were significantly heterogeneous for ecosystem size and disturbance, but not for productivity. This pattern might reflect that ecosystem size and disturbance can affect food-chain length through multiple different mechanisms, while productivity influences food-chain length in a simple manner through energy limitation.&quot;,&quot;container-title&quot;:&quot;Ecological Research&quot;,&quot;DOI&quot;:&quot;10.1007/s11284-012-0943-7&quot;,&quot;ISSN&quot;:&quot;1440-1703&quot;,&quot;issue&quot;:&quot;5&quot;,&quot;journalAbbreviation&quot;:&quot;Ecol Res&quot;,&quot;language&quot;:&quot;en&quot;,&quot;page&quot;:&quot;675-681&quot;,&quot;source&quot;:&quot;Springer Link&quot;,&quot;title&quot;:&quot;Environmental determinants of food-chain length: a meta-analysis&quot;,&quot;title-short&quot;:&quot;Environmental determinants of food-chain length&quot;,&quot;volume&quot;:&quot;28&quot;,&quot;author&quot;:[{&quot;family&quot;:&quot;Takimoto&quot;,&quot;given&quot;:&quot;Gaku&quot;},{&quot;family&quot;:&quot;Post&quot;,&quot;given&quot;:&quot;David M.&quot;}],&quot;issued&quot;:{&quot;date-parts&quot;:[[&quot;2013&quot;,9,1]]}}}],&quot;schema&quot;:&quot;https://github.com/citation-style-language/schema/raw/master/csl-citation.json&quot;} RNDKRoZtrtO2v"/><text:span text:style-name="T43">(Takimoto &amp; Post 2013)</text:span><text:reference-mark-end text:name="ZOTERO_ITEM CSL_CITATION {&quot;citationID&quot;:&quot;ayX4AFK2&quot;,&quot;properties&quot;:{&quot;formattedCitation&quot;:&quot;(Takimoto &amp; Post 2013)&quot;,&quot;plainCitation&quot;:&quot;(Takimoto &amp; Post 2013)&quot;,&quot;noteIndex&quot;:0},&quot;citationItems&quot;:[{&quot;id&quot;:4717,&quot;uris&quot;:[&quot;http://zotero.org/users/7057764/items/CL7IKEZ3&quot;],&quot;itemData&quot;:{&quot;id&quot;:4717,&quot;type&quot;:&quot;article-journal&quot;,&quot;abstract&quot;:&quot;Food-chain length is an important character of ecological communities that affects many of their functional aspects. Recently, an increasing number of studies have tested the effects of productivity, disturbance, or ecosystem size on food-chain length in a variety of natural systems. Here we conduct a formal meta-analysis to summarize findings from these empirical studies. We found significant positive mean effects of productivity and ecosystem size but no significant mean effect of disturbance on food-chain length. The strength of mean effect sizes was not significantly different between productivity and ecosystem size. These results lend general support to previous theories predicting the effect of productivity and ecosystem size, but fail to support the prediction that disturbance shortens food chains. In addition, our meta-analysis found that the effect sizes of primary studies were significantly heterogeneous for ecosystem size and disturbance, but not for productivity. This pattern might reflect that ecosystem size and disturbance can affect food-chain length through multiple different mechanisms, while productivity influences food-chain length in a simple manner through energy limitation.&quot;,&quot;container-title&quot;:&quot;Ecological Research&quot;,&quot;DOI&quot;:&quot;10.1007/s11284-012-0943-7&quot;,&quot;ISSN&quot;:&quot;1440-1703&quot;,&quot;issue&quot;:&quot;5&quot;,&quot;journalAbbreviation&quot;:&quot;Ecol Res&quot;,&quot;language&quot;:&quot;en&quot;,&quot;page&quot;:&quot;675-681&quot;,&quot;source&quot;:&quot;Springer Link&quot;,&quot;title&quot;:&quot;Environmental determinants of food-chain length: a meta-analysis&quot;,&quot;title-short&quot;:&quot;Environmental determinants of food-chain length&quot;,&quot;volume&quot;:&quot;28&quot;,&quot;author&quot;:[{&quot;family&quot;:&quot;Takimoto&quot;,&quot;given&quot;:&quot;Gaku&quot;},{&quot;family&quot;:&quot;Post&quot;,&quot;given&quot;:&quot;David M.&quot;}],&quot;issued&quot;:{&quot;date-parts&quot;:[[&quot;2013&quot;,9,1]]}}}],&quot;schema&quot;:&quot;https://github.com/citation-style-language/schema/raw/master/csl-citation.json&quot;} RNDKRoZtrtO2v"/><text:span text:style-name="T43">, </text:span><text:span text:style-name="T83">seasonality</text:span><text:span text:style-name="T43"> can create modules in food webs </text:span><text:reference-mark-start text:name="ZOTERO_ITEM CSL_CITATION {&quot;citationID&quot;:&quot;A9UlII2V&quot;,&quot;properties&quot;:{&quot;formattedCitation&quot;:&quot;(McMeans {\\i{}et al.} 2015)&quot;,&quot;plainCitation&quot;:&quot;(McMeans et al. 2015)&quot;,&quot;noteIndex&quot;:0},&quot;citationItems&quot;:[{&quot;id&quot;:2619,&quot;uris&quot;:[&quot;http://zotero.org/users/7057764/items/BXTN7VGC&quot;],&quot;itemData&quot;:{&quot;id&quot;:2619,&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schema&quot;:&quot;https://github.com/citation-style-language/schema/raw/master/csl-citation.json&quot;} RNDMgLdq9L6RC"/><text:span text:style-name="T78">(McMeans </text:span><text:span text:style-name="T77">et al.</text:span><text:span text:style-name="T78"> 2015)</text:span><text:reference-mark-end text:name="ZOTERO_ITEM CSL_CITATION {&quot;citationID&quot;:&quot;A9UlII2V&quot;,&quot;properties&quot;:{&quot;formattedCitation&quot;:&quot;(McMeans {\\i{}et al.} 2015)&quot;,&quot;plainCitation&quot;:&quot;(McMeans et al. 2015)&quot;,&quot;noteIndex&quot;:0},&quot;citationItems&quot;:[{&quot;id&quot;:2619,&quot;uris&quot;:[&quot;http://zotero.org/users/7057764/items/BXTN7VGC&quot;],&quot;itemData&quot;:{&quot;id&quot;:2619,&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schema&quot;:&quot;https://github.com/citation-style-language/schema/raw/master/csl-citation.json&quot;} RNDMgLdq9L6RC"/><text:span text:style-name="T43">, </text:span><text:span text:style-name="T83">or </text:span><text:span text:style-name="T84">stability might limit the number of possible interactions</text:span><text:span text:style-name="T83"> </text:span><text:reference-mark-start text:name="ZOTERO_ITEM CSL_CITATION {&quot;citationID&quot;:&quot;EK0vNQZ6&quot;,&quot;properties&quot;:{&quot;formattedCitation&quot;:&quot;(Grilli {\\i{}et al.} 2017)&quot;,&quot;plainCitation&quot;:&quot;(Grilli et al. 2017)&quot;,&quot;noteIndex&quot;:0},&quot;citationItems&quot;:[{&quot;id&quot;:2406,&quot;uris&quot;:[&quot;http://zotero.org/groups/2713172/items/DC72NCM2&quot;],&quot;itemData&quot;:{&quot;id&quot;:2406,&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bCiTaofXTD"/><text:span text:style-name="T78">(Grilli </text:span><text:span text:style-name="T77">et al.</text:span><text:span text:style-name="T78"> 2017)</text:span><text:reference-mark-end text:name="ZOTERO_ITEM CSL_CITATION {&quot;citationID&quot;:&quot;EK0vNQZ6&quot;,&quot;properties&quot;:{&quot;formattedCitation&quot;:&quot;(Grilli {\\i{}et al.} 2017)&quot;,&quot;plainCitation&quot;:&quot;(Grilli et al. 2017)&quot;,&quot;noteIndex&quot;:0},&quot;citationItems&quot;:[{&quot;id&quot;:2406,&quot;uris&quot;:[&quot;http://zotero.org/groups/2713172/items/DC72NCM2&quot;],&quot;itemData&quot;:{&quot;id&quot;:2406,&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bCiTaofXTD"/><text:span text:style-name="T43">. Finally, the third mechanism, trait-interaction relationships, include the changes in the traits that explain why a predator may feed on a prey. For example, the body mass ratio between the consumer and resources might vary with temperature due to metabolic constraints.</text:span></text:p>
      <text:p text:style-name="P1"/>
      <text:p text:style-name="P13"><text:span text:style-name="T62">Findings and i</text:span>mplications</text:p>
      <text:p text:style-name="P32"><text:span text:style-name="T32">In Chapter 1, </text:span><text:span text:style-name="T34">I</text:span><text:span text:style-name="T32"> </text:span><text:span text:style-name="T34">showed</text:span><text:span text:style-name="T32"> that we were able to predict relatively well the food web of European terrestrial vertebrate with a fraction of all interactions, and in Chapter 2 that a model calibrated in one ecosystem could predict most trophic interactions in other ecosystems. These results </text:span><text:span text:style-name="T33">suggest that </text:span><text:span text:style-name="T32">variation in trait-interaction relationships is not the primary driver of </text:span><text:span text:style-name="T33">food web variation, </text:span><text:span text:style-name="T32">but rather through variation in species and trait distributions, and constraints on food web structure. <text:s/></text:span><text:span text:style-name="T33">These results are in line with previous research finding generalities made on trait-matching </text:span><text:soft-page-break/><text:span text:style-name="T33">relationships across European bioregions (Caron et al., </text:span><text:bookmark text:name="#geb13807-bib-0008_R_d86497177e1831 Copy 1"/><text:a xlink:type="simple" xlink:href="https://onlinelibrary-wiley-com.proxy3.library.mcgill.ca/doi/full/10.1111/geb.13807#geb13807-bib-0008" text:style-name="Internet_20_link" text:visited-style-name="Visited_20_Internet_20_Link"><text:span text:style-name="T33">2022</text:span></text:a><text:span text:style-name="T33">), predator–prey body-size ratios within habitat, predator and prey types (Brose et al., </text:span><text:bookmark text:name="#geb13807-bib-0006_R_d86497177e1834 Copy 1"/><text:a xlink:type="simple" xlink:href="https://onlinelibrary-wiley-com.proxy3.library.mcgill.ca/doi/full/10.1111/geb.13807#geb13807-bib-0006" text:style-name="Internet_20_link" text:visited-style-name="Visited_20_Internet_20_Link"><text:span text:style-name="T33">2006</text:span></text:a><text:span text:style-name="T33">), and the trait-interaction relationships in soil invertebrates across three forest areas in Germany (Laigle et al., </text:span><text:bookmark text:name="#geb13807-bib-0034_R_d86497177e1837 Copy 1"/><text:a xlink:type="simple" xlink:href="https://onlinelibrary-wiley-com.proxy3.library.mcgill.ca/doi/full/10.1111/geb.13807#geb13807-bib-0034" text:style-name="Internet_20_link" text:visited-style-name="Visited_20_Internet_20_Link"><text:span text:style-name="T33">2018</text:span></text:a><text:span text:style-name="T33">). The generalities we found in trait-matching relationships within major taxonomic groups (order and class) also add to previous research indicating evolutionary conservation of species interactions (Gómez et al., </text:span><text:bookmark text:name="#geb13807-bib-0019_R_d86497177e1840 Copy 1"/><text:a xlink:type="simple" xlink:href="https://onlinelibrary-wiley-com.proxy3.library.mcgill.ca/doi/full/10.1111/geb.13807#geb13807-bib-0019" text:style-name="Internet_20_link" text:visited-style-name="Visited_20_Internet_20_Link"><text:span text:style-name="T33">2010</text:span></text:a><text:span text:style-name="T33">) and role (Stouffer et al., </text:span><text:bookmark text:name="#geb13807-bib-0050_R_d86497177e1844 Copy 1"/><text:a xlink:type="simple" xlink:href="https://onlinelibrary-wiley-com.proxy3.library.mcgill.ca/doi/full/10.1111/geb.13807#geb13807-bib-0050" text:style-name="Internet_20_link" text:visited-style-name="Visited_20_Internet_20_Link"><text:span text:style-name="T33">2012</text:span></text:a><text:span text:style-name="T33">).</text:span></text:p>
      <text:p text:style-name="P5"/>
      <text:p text:style-name="Text_20_body"><text:span text:style-name="T44">We also highlighted a major limit of trait-based interaction model: they cannot predict food web structures. This suggest that additional constraints are not captured by these model. Area, spatial and temporal structure of the environment, for example, have been shown to structure ecological networks by creating modules and specialization structures </text:span><text:reference-mark-start text:name="ZOTERO_ITEM CSL_CITATION {&quot;citationID&quot;:&quot;jL56RCw0&quot;,&quot;properties&quot;:{&quot;formattedCitation&quot;:&quot;(Galiana {\\i{}et al.} 2018)&quot;,&quot;plainCitation&quot;:&quot;(Galiana et al. 2018)&quot;,&quot;noteIndex&quot;:0},&quot;citationItems&quot;:[{&quot;id&quot;:1258,&quot;uris&quot;:[&quot;http://zotero.org/users/7057764/items/X6F67XBL&quot;],&quot;itemData&quot;:{&quot;id&quot;:1258,&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S7G6Qey22p"/><text:span text:style-name="T78">(Galiana </text:span><text:span text:style-name="T77">et al.</text:span><text:span text:style-name="T78"> 2018)</text:span><text:reference-mark-end text:name="ZOTERO_ITEM CSL_CITATION {&quot;citationID&quot;:&quot;jL56RCw0&quot;,&quot;properties&quot;:{&quot;formattedCitation&quot;:&quot;(Galiana {\\i{}et al.} 2018)&quot;,&quot;plainCitation&quot;:&quot;(Galiana et al. 2018)&quot;,&quot;noteIndex&quot;:0},&quot;citationItems&quot;:[{&quot;id&quot;:1258,&quot;uris&quot;:[&quot;http://zotero.org/users/7057764/items/X6F67XBL&quot;],&quot;itemData&quot;:{&quot;id&quot;:1258,&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S7G6Qey22p"/><text:span text:style-name="T44">. Stability criteria also constrains the distribution of motifs, the number of interactions, and strength of these interactions </text:span><text:reference-mark-start text:name="ZOTERO_ITEM CSL_CITATION {&quot;citationID&quot;:&quot;ZjJTj1Bx&quot;,&quot;properties&quot;:{&quot;formattedCitation&quot;:&quot;(Grilli {\\i{}et al.} 2017)&quot;,&quot;plainCitation&quot;:&quot;(Grilli et al. 2017)&quot;,&quot;noteIndex&quot;:0},&quot;citationItems&quot;:[{&quot;id&quot;:2406,&quot;uris&quot;:[&quot;http://zotero.org/groups/2713172/items/DC72NCM2&quot;],&quot;itemData&quot;:{&quot;id&quot;:2406,&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AMvnQ6Xyux"/><text:span text:style-name="T78">(Grilli </text:span><text:span text:style-name="T77">et al.</text:span><text:span text:style-name="T78"> 2017)</text:span><text:reference-mark-end text:name="ZOTERO_ITEM CSL_CITATION {&quot;citationID&quot;:&quot;ZjJTj1Bx&quot;,&quot;properties&quot;:{&quot;formattedCitation&quot;:&quot;(Grilli {\\i{}et al.} 2017)&quot;,&quot;plainCitation&quot;:&quot;(Grilli et al. 2017)&quot;,&quot;noteIndex&quot;:0},&quot;citationItems&quot;:[{&quot;id&quot;:2406,&quot;uris&quot;:[&quot;http://zotero.org/groups/2713172/items/DC72NCM2&quot;],&quot;itemData&quot;:{&quot;id&quot;:2406,&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AMvnQ6Xyux"/><text:span text:style-name="T44">. Finally, </text:span><text:span text:style-name="T64">other environmental factors may influence the structure, such as primary productivity which const</text:span><text:span text:style-name="T46">r</text:span><text:span text:style-name="T64">ains the number of trophic level and the diversity at each trophic levels. It is not surprising since the focus of trophic interaction model are the functional relationships between pairs of species and mechanisms acting on the network.</text:span></text:p>
      <text:p text:style-name="P8"/>
      <text:p text:style-name="P13"><text:span text:style-name="T62">Limitations and f</text:span><text:span text:style-name="T61">uture directions</text:span></text:p>
      <text:list xml:id="list54788310" text:style-name="L2">
        <text:list-item>
          <text:p text:style-name="P36"><text:span text:style-name="Default_20_Paragraph_20_Font"><text:span text:style-name="T53">In Chapter 2, d</text:span></text:span><text:span text:style-name="Default_20_Paragraph_20_Font"><text:span text:style-name="T49">ue to the scarcity of food web data, we only had four food webs to work with. This means we only had four sets of within-food web predictions and 12 sets of between-food web predictions. </text:span></text:span><text:span text:style-name="Default_20_Paragraph_20_Font"><text:span text:style-name="T53">Our small sample size created large uncertainty for some of our model transferability results, which could be addressed when more fully resolved food web will become available. Having more ecological network data will also enable to </text:span></text:span><text:soft-page-break/><text:span text:style-name="Default_20_Paragraph_20_Font"><text:span text:style-name="T53">test the generality of our transferability results for other ecosystems, taxonomic groups, and interaction types.</text:span></text:span></text:p>
        </text:list-item>
        <text:list-item>
          <text:p text:style-name="P37"><text:span text:style-name="Default_20_Paragraph_20_Font"><text:span text:style-name="T54">In Chapter 2, we found that trait-based interactions did not predict food web properties. Similar problems have been addressed extensively in the field of species distribution modelling, where individual models predict species well, but not community level properties (e.g., species richness; Zurell et al., </text:span></text:span><text:bookmark text:name="#geb13807-bib-0061_R_d346782013e1895"/><text:a xlink:type="simple" xlink:href="https://onlinelibrary-wiley-com.proxy3.library.mcgill.ca/doi/full/10.1111/geb.13807#geb13807-bib-0061" text:style-name="Internet_20_link" text:visited-style-name="Visited_20_Internet_20_Link"><text:span text:style-name="Default_20_Paragraph_20_Font"><text:span text:style-name="T54">2020</text:span></text:span></text:a><text:span text:style-name="Default_20_Paragraph_20_Font"><text:span text:style-name="T54">). Methods have been developed to harness biases in higher level properties to correct distribution predictions. For example, Leung et al. (</text:span></text:span><text:bookmark text:name="#geb13807-bib-0036_R_d346782013e1898"/><text:a xlink:type="simple" xlink:href="https://onlinelibrary-wiley-com.proxy3.library.mcgill.ca/doi/full/10.1111/geb.13807#geb13807-bib-0036" text:style-name="Internet_20_link" text:visited-style-name="Visited_20_Internet_20_Link"><text:span text:style-name="Default_20_Paragraph_20_Font"><text:span text:style-name="T54">2019</text:span></text:span></text:a><text:span text:style-name="Default_20_Paragraph_20_Font"><text:span text:style-name="T54">) combined predicted species distributions and expected species richness to quantify species and spatial biases. They correlated biases to species traits and environmental co-variates to improve predicted species distribution. Similar methods integrating predictions of interactions and networks have the potential to provide better food web predictions (Isaac et al., </text:span></text:span><text:bookmark text:name="#geb13807-bib-0029_R_d346782013e1901"/><text:a xlink:type="simple" xlink:href="https://onlinelibrary-wiley-com.proxy3.library.mcgill.ca/doi/full/10.1111/geb.13807#geb13807-bib-0029" text:style-name="Internet_20_link" text:visited-style-name="Visited_20_Internet_20_Link"><text:span text:style-name="Default_20_Paragraph_20_Font"><text:span text:style-name="T54">2020</text:span></text:span></text:a><text:span text:style-name="Default_20_Paragraph_20_Font"><text:span text:style-name="T54">).</text:span></text:span></text:p>
          <text:p text:style-name="P37"><text:span text:style-name="Default_20_Paragraph_20_Font"><text:span text:style-name="T54"/></text:span></text:p>
        </text:list-item>
      </text:list>
      <text:h text:style-name="P28" text:outline-level="2">Seasonal <text:span text:style-name="T2">bird </text:span>biogeography</text:h>
      <text:p text:style-name="P31"><text:span text:style-name="T10">Every year, almost 20% of the world’s bird species migrate, </text:span><text:span text:style-name="T7">sometimes over thousands of kilometres,</text:span><text:span text:style-name="T10"> in response to seasonal variation</text:span><text:span text:style-name="T8">s</text:span><text:span text:style-name="T10"> in the environment </text:span><text:reference-mark-start text:name="ZOTERO_ITEM CSL_CITATION {&quot;citationID&quot;:&quot;UvUqCCBF&quot;,&quot;properties&quot;:{&quot;formattedCitation&quot;:&quot;(Kirby {\\i{}et al.} 2008)&quot;,&quot;plainCitation&quot;:&quot;(Kirby et al. 2008)&quot;,&quot;noteIndex&quot;:0},&quot;citationItems&quot;:[{&quot;id&quot;:4116,&quot;uris&quot;:[&quot;http://zotero.org/users/7057764/items/GHUBES8M&quot;],&quot;itemData&quot;:{&quot;id&quot;:4116,&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7l23PnKlrw"/><text:span text:style-name="T75">(Kirby </text:span><text:span text:style-name="T77">et al.</text:span><text:span text:style-name="T78"> 2008)</text:span><text:reference-mark-end text:name="ZOTERO_ITEM CSL_CITATION {&quot;citationID&quot;:&quot;UvUqCCBF&quot;,&quot;properties&quot;:{&quot;formattedCitation&quot;:&quot;(Kirby {\\i{}et al.} 2008)&quot;,&quot;plainCitation&quot;:&quot;(Kirby et al. 2008)&quot;,&quot;noteIndex&quot;:0},&quot;citationItems&quot;:[{&quot;id&quot;:4116,&quot;uris&quot;:[&quot;http://zotero.org/users/7057764/items/GHUBES8M&quot;],&quot;itemData&quot;:{&quot;id&quot;:4116,&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7l23PnKlrw"/><text:span text:style-name="T10">. This proportion of migrators raise to much higher numbers highly seasonal environments. </text:span><text:span text:style-name="T7">This extraordinary adaptation to seasonality </text:span><text:span text:style-name="T9">presumably </text:span><text:span text:style-name="T7">evolved to</text:span><text:span text:style-name="T10"> maintain fidelity to breeding grounds, while escaping harsh conditions </text:span><text:reference-mark-start text:name="ZOTERO_ITEM CSL_CITATION {&quot;citationID&quot;:&quot;erFWXSz4&quot;,&quot;properties&quot;:{&quot;formattedCitation&quot;:&quot;(Winger {\\i{}et al.} 2019)&quot;,&quot;plainCitation&quot;:&quot;(Winger et al. 2019)&quot;,&quot;noteIndex&quot;:0},&quot;citationItems&quot;:[{&quot;id&quot;:4103,&quot;uris&quot;:[&quot;http://zotero.org/users/7057764/items/MJ8T23TY&quot;],&quot;itemData&quot;:{&quot;id&quot;:4103,&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67AE5hOn6m"/><text:span text:style-name="T75">(Winger </text:span><text:span text:style-name="T77">et al.</text:span><text:span text:style-name="T78"> 2019)</text:span><text:reference-mark-end text:name="ZOTERO_ITEM CSL_CITATION {&quot;citationID&quot;:&quot;erFWXSz4&quot;,&quot;properties&quot;:{&quot;formattedCitation&quot;:&quot;(Winger {\\i{}et al.} 2019)&quot;,&quot;plainCitation&quot;:&quot;(Winger et al. 2019)&quot;,&quot;noteIndex&quot;:0},&quot;citationItems&quot;:[{&quot;id&quot;:4103,&quot;uris&quot;:[&quot;http://zotero.org/users/7057764/items/MJ8T23TY&quot;],&quot;itemData&quot;:{&quot;id&quot;:4103,&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67AE5hOn6m"/><text:span text:style-name="T10">. Compared to other strategy, migration has the advantage to allow species to maintain relatively similar climate conditions throughout the annual cycle, but comes with the energetic cost of moving. In Chapter 3, I explore how traits explain how species balance the cost of sustaining different climate conditions versus the cost of moving in space. </text:span></text:p>
      <text:p text:style-name="P17"><text:soft-page-break/></text:p>
      <text:p text:style-name="P18">Migration comes also with the dependence to many habitat, and the ability to move between these habitats. Migratory species are thus exposed to different levels of stress and protection throughout their life cycle. This could be one of the reason<text:span text:style-name="T85">s</text:span> why migratory birds are declining at much higher rates than resident species. In Chapter 4, I ask whether the level of human impact and protection at different season explain variations in trends among North American bird species. I also explore<text:span text:style-name="T45">d</text:span> the traits of species that are especially vulnerable to decline.</text:p>
      <text:p text:style-name="P3"/>
      <text:p text:style-name="P14">Findings <text:span text:style-name="T63">and implications</text:span></text:p>
      <text:p text:style-name="P2"><text:span text:style-name="T46">Our results support the hypothesis the energetic trade-off between movement within their climatic niche and geographic space that migratory birds need to balance, and that their traits influence this. The causality of this trait-migratory strategy remains unclear: did traits evolved to favor their migratory strategy, or did migratory strategy evolved as a response to bird traits. </text:span><text:span text:style-name="T47">With climate change shifting seasonal dynamics, the traits that favour movement in climatic niche space over geographic space could be more endangered. </text:span></text:p>
      <text:p text:style-name="P4"/>
      <text:p text:style-name="P19">The bird communities showed a large variation in structure across the continent and seasons, <text:span text:style-name="T47">b</text:span>oth <text:span text:style-name="T47">in terms of taxonomic diversity and also traits. It therefore essential to understand the seasonal dynamics of bird communities to better protect, and anticipate changes in functioning. Some of the ecogeographical rules only stand for some species and seaons, giving insights into how those spatial structures might arise. For example, ... </text:span></text:p>
      <text:p text:style-name="P19"/>
      <text:p text:style-name="P20"><text:soft-page-break/>We found that migration was especially crucial period in understanding which species might decline. In contrast, most conservation efforts concentrate to protect breeding or nonbreeding of species ranges. Yet, staging and stopovers are a critical period of a bird’s life cycle. Being already stressed by energetic cost of migration, migrating birds might be especially vulnerable to disturbances. Our results support this hypothesis. Our results also suggest that urban species (breeding in more human impacted areas) are declining less than non-urban tolerant species. This suggest an urbanization of bird communities.</text:p>
      <text:p text:style-name="P4"/>
      <text:p text:style-name="P20">Overall, results from chapter 3 and 4 support the call for studies of the full annual cycle of species. Bird ecology would benefit by ... Conservation efforst need to consider the full migratory network of birds to better protect it. This is especially crucial given that migratory birds are declining worldwide, and that seasonal dynamics are rapidly changing with global change.</text:p>
      <text:p text:style-name="P16"/>
      <text:p text:style-name="P39"><text:span text:style-name="T74">Limitations and future directions</text:span></text:p>
      <text:list xml:id="list3265138252" text:style-name="L3">
        <text:list-item>
          <text:p text:style-name="P40"><text:span text:style-name="T85">In Chapter 3, </text:span><text:span text:style-name="T86">we found that </text:span><text:span text:style-name="T85">although </text:span><text:span text:style-name="T86">bird</text:span><text:span text:style-name="T85"> </text:span><text:span text:style-name="T86">traits strongly explained movement in both geographic and climatic spaces, the relationships between traits, migration distance, and climate niche space was sometimes complex. Our results suggest that, like was proposed by </text:span><text:reference-mark-start text:name="ZOTERO_ITEM CSL_CITATION {&quot;citationID&quot;:&quot;hIM5yn75&quot;,&quot;properties&quot;:{&quot;formattedCitation&quot;:&quot;(Somveille {\\i{}et al.} 2019)&quot;,&quot;plainCitation&quot;:&quot;(Somveille et al. 2019)&quot;,&quot;noteIndex&quot;:0},&quot;citationItems&quot;:[{&quot;id&quot;:4018,&quot;uris&quot;:[&quot;http://zotero.org/users/7057764/items/QU2MMAJV&quot;],&quot;itemData&quot;:{&quot;id&quot;:40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cssV6EGsua"/><text:span text:style-name="T78">(Somveille </text:span><text:span text:style-name="T77">et al.</text:span><text:span text:style-name="T78"> 2019)</text:span><text:reference-mark-end text:name="ZOTERO_ITEM CSL_CITATION {&quot;citationID&quot;:&quot;hIM5yn75&quot;,&quot;properties&quot;:{&quot;formattedCitation&quot;:&quot;(Somveille {\\i{}et al.} 2019)&quot;,&quot;plainCitation&quot;:&quot;(Somveille et al. 2019)&quot;,&quot;noteIndex&quot;:0},&quot;citationItems&quot;:[{&quot;id&quot;:4018,&quot;uris&quot;:[&quot;http://zotero.org/users/7057764/items/QU2MMAJV&quot;],&quot;itemData&quot;:{&quot;id&quot;:40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cssV6EGsua"/>, <text:span text:style-name="T86">long-distance migrants seek more resource accessibility rather than climate conditions. This could highlight another type of ‘tracking’: resource-tracking. Future work could aim at relating traits to the movement of birds in geographic space and within different dimensions of their niches (Eltonian and Grinnellian).</text:span></text:p>
        </text:list-item>
        <text:list-item>
          <text:p text:style-name="P41"><text:soft-page-break/><text:span text:style-name="T86">Chapter 3 also highlighted a broader limit in the concept of the niche. The ecological niche is commonly defined as </text:span><text:span text:style-name="T87">the biotic and abiotic factors for which a species has a positive growth rate. </text:span><text:span text:style-name="T88">In a seasonal environment, these factors vary in time in a predictable way. The responses and impacts of the species can also vary </text:span><text:span text:style-name="T89">to biotic and abiotic factors can also vary as the species enters different stages of its annual cycle. Better integrating seasonality into the niche concept and models would allow to better anticipate responses of species to changing climate and seasonal dynamics.</text:span><text:span text:style-name="T86"> </text:span></text:p>
        </text:list-item>
        <text:list-item>
          <text:p text:style-name="P41"><text:span text:style-name="T90">In Chapter 4, we highlighted the importance of the migration season in protecting species. Spatial planning research could </text:span><text:span text:style-name="T86"><text:s/></text:span><text:span text:style-name="T90">compare prioritization of the landscape during different seasons, potentially identifying areas that better protect the full migratory network of species. </text:span></text:p>
        </text:list-item>
        <text:list-item>
          <text:p text:style-name="P41"><text:span text:style-name="T90">In Chapter 4, we tested the effect of human footprint during different seasons on species trends. We found contrasting effects, where higher human footprint was associated with decline for the migration season, but with increasing species for the breeding and wintering seasons. Understanding how these contrasting effects arises to understand the drivers of bird decline. A possible explanation is that human footprint, being a composite of different human stressors, hides more complex interactions between individual stressors (e.g., light pollution, human density) and seasons. Birds have very different requirements during each seasons, and their vulnerability to individual stressors probably vary. REF also found that mortality did not vary linearly with human impact, highlighting the potential more complex relationships.</text:span></text:p>
          <text:p text:style-name="P41"/>
        </text:list-item>
      </text:list>
      <text:h text:style-name="P29" text:outline-level="2">Conclusion</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2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2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ominique Caron</meta:initial-creator>
    <meta:creation-date>2024-02-05T13:47:40.883374140</meta:creation-date>
    <meta:generator>LibreOffice/6.4.7.2$Linux_X86_64 LibreOffice_project/40$Build-2</meta:generator>
    <dc:date>2024-05-29T15:16:36.900762267</dc:date>
    <dc:creator>Dominique Caron</dc:creator>
    <meta:editing-duration>PT4H40M5S</meta:editing-duration>
    <meta:editing-cycles>22</meta:editing-cycles>
    <meta:document-statistic meta:table-count="1" meta:image-count="0" meta:object-count="0" meta:page-count="12" meta:paragraph-count="71" meta:word-count="2886" meta:character-count="19424" meta:non-whitespace-character-count="16606"/>
    <meta:user-defined meta:name="ZOTERO_PREF_1">&lt;data data-version="3" zotero-version="6.0.35"&gt;&lt;session id="jsmG4ngf"/&gt;&lt;style id="http://www.zotero.org/styles/ecology-letters" hasBibliography="1" bibliographyStyleHasBeenSet="0"/&gt;&lt;prefs&gt;&lt;pref name="fieldType" value="ReferenceMark"/&gt;&lt;/prefs&gt;&lt;/data&gt;</meta:user-defined>
  </office:meta>
</office:document-meta>
</file>